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65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66" style:family="table-cell" style:parent-style-name="Default" style:data-style-name="N127">
      <style:table-cell-properties fo:background-color="#b4c7dc"/>
    </style:style>
    <style:style style:name="ce167" style:family="table-cell" style:parent-style-name="Default" style:data-style-name="N127">
      <style:table-cell-properties fo:background-color="#dee6ef"/>
    </style:style>
    <style:style style:name="ce168" style:family="table-cell" style:parent-style-name="Default" style:data-style-name="N127"/>
    <style:style style:name="ce169" style:family="table-cell" style:parent-style-name="Default" style:data-style-name="N127">
      <style:table-cell-properties fo:background-color="transparent"/>
    </style:style>
    <style:style style:name="ce170" style:family="table-cell" style:parent-style-name="Default">
      <style:table-cell-properties fo:border-bottom="0.06pt solid #000000" fo:border-left="none" fo:border-right="none" fo:border-top="none"/>
    </style:style>
    <style:style style:name="ce171" style:family="table-cell" style:parent-style-name="Default">
      <style:table-cell-properties fo:background-color="#b4c7dc"/>
    </style:style>
    <style:style style:name="ce172" style:family="table-cell" style:parent-style-name="Default">
      <style:table-cell-properties fo:background-color="#dee6ef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 style:data-style-name="N61">
      <style:table-cell-properties fo:background-color="#b4c7dc"/>
    </style:style>
    <style:style style:name="ce175" style:family="table-cell" style:parent-style-name="Default" style:data-style-name="N61">
      <style:table-cell-properties fo:background-color="transparent"/>
    </style:style>
    <style:style style:name="ce176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77" style:family="table-cell" style:parent-style-name="Default" style:data-style-name="N124">
      <style:table-cell-properties fo:background-color="#b4c7dc"/>
    </style:style>
    <style:style style:name="ce178" style:family="table-cell" style:parent-style-name="Default" style:data-style-name="N124">
      <style:table-cell-properties fo:background-color="#dee6ef"/>
    </style:style>
    <style:style style:name="ce179" style:family="table-cell" style:parent-style-name="Default" style:data-style-name="N124">
      <style:table-cell-properties fo:background-color="transparent"/>
    </style:style>
    <style:style style:name="ce180" style:family="table-cell" style:parent-style-name="Default" style:data-style-name="N135">
      <style:table-cell-properties fo:background-color="#b4c7dc"/>
    </style:style>
    <style:style style:name="ce181" style:family="table-cell" style:parent-style-name="Default" style:data-style-name="N61">
      <style:table-cell-properties fo:background-color="#dee6ef"/>
    </style:style>
    <style:style style:name="ce182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83" style:family="table-cell" style:parent-style-name="Default" style:data-style-name="N1">
      <style:table-cell-properties fo:background-color="#b4c7dc"/>
    </style:style>
    <style:style style:name="ce184" style:family="table-cell" style:parent-style-name="Default" style:data-style-name="N1">
      <style:table-cell-properties fo:background-color="#dee6ef"/>
    </style:style>
    <style:style style:name="ce185" style:family="table-cell" style:parent-style-name="Default" style:data-style-name="N1"/>
    <style:style style:name="ce186" style:family="table-cell" style:parent-style-name="Default" style:data-style-name="N1">
      <style:table-cell-properties fo:background-color="transparent"/>
    </style:style>
    <style:style style:name="ce187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188" style:family="table-cell" style:parent-style-name="Default" style:data-style-name="N3">
      <style:table-cell-properties fo:background-color="#b4c7dc"/>
    </style:style>
    <style:style style:name="ce189" style:family="table-cell" style:parent-style-name="Default" style:data-style-name="N3">
      <style:table-cell-properties fo:background-color="#dee6ef"/>
    </style:style>
    <style:style style:name="ce190" style:family="table-cell" style:parent-style-name="Default" style:data-style-name="N3">
      <style:table-cell-properties fo:background-color="transparent"/>
    </style:style>
    <style:style style:name="ce191" style:family="table-cell" style:parent-style-name="Default" style:data-style-name="N61"/>
    <style:style style:name="ce192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193" style:family="table-cell" style:parent-style-name="Default" style:data-style-name="N125">
      <style:table-cell-properties fo:background-color="#b4c7dc"/>
    </style:style>
    <style:style style:name="ce194" style:family="table-cell" style:parent-style-name="Default" style:data-style-name="N125">
      <style:table-cell-properties fo:background-color="#dee6ef"/>
    </style:style>
    <style:style style:name="ce195" style:family="table-cell" style:parent-style-name="Default" style:data-style-name="N125">
      <style:table-cell-properties fo:background-color="transparent"/>
    </style:style>
    <style:style style:name="ce19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97" style:family="table-cell" style:parent-style-name="Default">
      <style:table-cell-properties fo:background-color="#069a2e"/>
    </style:style>
    <style:style style:name="ce198" style:family="table-cell" style:parent-style-name="Default">
      <style:table-cell-properties fo:background-color="#f10d0c"/>
    </style:style>
    <style:style style:name="ce199" style:family="table-cell" style:parent-style-name="Default">
      <style:table-cell-properties fo:background-color="#00a933"/>
    </style:style>
    <style:style style:name="ce200" style:family="table-cell" style:parent-style-name="Default">
      <style:table-cell-properties fo:background-color="#ff0000"/>
    </style:style>
    <style:style style:name="ce201" style:family="table-cell" style:parent-style-name="Default">
      <style:table-cell-properties fo:background-color="#ff8000"/>
    </style:style>
    <style:style style:name="ce202" style:family="table-cell" style:parent-style-name="Default">
      <style:table-cell-properties fo:background-color="transparent" fo:border="none"/>
    </style:style>
    <style:style style:name="ce203" style:family="table-cell" style:parent-style-name="Default" style:data-style-name="N61">
      <style:table-cell-properties fo:background-color="transparent" fo:border="none"/>
    </style:style>
    <style:style style:name="ce204" style:family="table-cell" style:parent-style-name="Default" style:data-style-name="N124"/>
    <style:style style:name="ce205" style:family="table-cell" style:parent-style-name="Default" style:data-style-name="N124">
      <style:table-cell-properties fo:background-color="transparent" fo:border="none"/>
    </style:style>
    <style:style style:name="ce206" style:family="table-cell" style:parent-style-name="Default" style:data-style-name="N3"/>
    <style:style style:name="ce207" style:family="table-cell" style:parent-style-name="Default" style:data-style-name="N3">
      <style:table-cell-properties fo:background-color="transparent" fo:border="none"/>
    </style:style>
    <style:style style:name="ce208" style:family="table-cell" style:parent-style-name="Default">
      <style:table-cell-properties fo:background-color="#729fcf"/>
    </style:style>
    <style:style style:name="ce209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210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211" style:family="table-cell" style:parent-style-name="Default">
      <style:table-cell-properties fo:background-color="#dee6ef" fo:border="none"/>
    </style:style>
    <style:style style:name="ce212" style:family="table-cell" style:parent-style-name="Default" style:data-style-name="N61">
      <style:table-cell-properties fo:border-bottom="none" fo:background-color="#dee6ef" fo:border-left="none" fo:border-right="none" fo:border-top="0.06pt solid #000000"/>
    </style:style>
    <style:style style:name="ce213" style:family="table-cell" style:parent-style-name="Default" style:data-style-name="N61">
      <style:table-cell-properties fo:border-bottom="0.06pt solid #000000" fo:background-color="#dee6ef" fo:border-left="none" fo:border-right="none" fo:border-top="none"/>
    </style:style>
    <style:style style:name="ce214" style:family="table-cell" style:parent-style-name="Default" style:data-style-name="N61">
      <style:table-cell-properties fo:background-color="#dee6ef" fo:border="none"/>
    </style:style>
    <style:style style:name="ce215" style:family="table-cell" style:parent-style-name="Default" style:data-style-name="N124">
      <style:table-cell-properties fo:border-bottom="none" fo:background-color="#dee6ef" fo:border-left="none" fo:border-right="none" fo:border-top="0.06pt solid #000000"/>
    </style:style>
    <style:style style:name="ce226" style:family="table-cell" style:parent-style-name="Default" style:data-style-name="N124">
      <style:table-cell-properties fo:border-bottom="0.06pt solid #000000" fo:background-color="#dee6ef" fo:border-left="none" fo:border-right="none" fo:border-top="none"/>
    </style:style>
    <style:style style:name="ce236" style:family="table-cell" style:parent-style-name="Default" style:data-style-name="N135">
      <style:table-cell-properties fo:background-color="#dee6ef" fo:border="none"/>
    </style:style>
    <style:style style:name="ce239" style:family="table-cell" style:parent-style-name="Default" style:data-style-name="N135">
      <style:table-cell-properties fo:background-color="#dee6ef"/>
    </style:style>
    <style:style style:name="ce240" style:family="table-cell" style:parent-style-name="Default" style:data-style-name="N3">
      <style:table-cell-properties fo:border-bottom="none" fo:background-color="#dee6ef" fo:border-left="none" fo:border-right="none" fo:border-top="0.06pt solid #000000"/>
    </style:style>
    <style:style style:name="ce241" style:family="table-cell" style:parent-style-name="Default" style:data-style-name="N3">
      <style:table-cell-properties fo:border-bottom="0.06pt solid #000000" fo:background-color="#dee6ef" fo:border-left="none" fo:border-right="none" fo:border-top="none"/>
    </style:style>
    <style:style style:name="ce242" style:family="table-cell" style:parent-style-name="Default" style:data-style-name="N3">
      <style:table-cell-properties fo:background-color="#dee6ef" fo:border="none"/>
    </style:style>
    <style:style style:name="ce244" style:family="table-cell" style:parent-style-name="Default" style:data-style-name="N130"/>
    <style:style style:name="ce246" style:family="table-cell" style:parent-style-name="Default" style:data-style-name="N130">
      <style:table-cell-properties fo:background-color="#b4c7dc"/>
    </style:style>
    <style:style style:name="ce247" style:family="table-cell" style:parent-style-name="Default" style:data-style-name="N130">
      <style:table-cell-properties fo:background-color="#dee6ef"/>
    </style:style>
    <style:style style:name="ce248" style:family="table-cell" style:parent-style-name="Default" style:data-style-name="N130">
      <style:table-cell-properties fo:border-bottom="none" fo:background-color="#dee6ef" fo:border-left="none" fo:border-right="none" fo:border-top="0.06pt solid #000000"/>
    </style:style>
    <style:style style:name="ce251" style:family="table-cell" style:parent-style-name="Default" style:data-style-name="N130">
      <style:table-cell-properties fo:border-bottom="0.06pt solid #000000" fo:background-color="#dee6ef" fo:border-left="none" fo:border-right="none" fo:border-top="none"/>
    </style:style>
    <style:style style:name="ce252" style:family="table-cell" style:parent-style-name="Default" style:data-style-name="N130">
      <style:table-cell-properties fo:background-color="#dee6ef" fo:border="none"/>
    </style:style>
    <style:style style:name="ce253" style:family="table-cell" style:parent-style-name="Default">
      <style:table-cell-properties fo:border-bottom="none" fo:background-color="#00a933" fo:border-left="none" fo:border-right="none" fo:border-top="0.06pt solid #000000"/>
    </style:style>
    <style:style style:name="ce254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255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256" style:family="table-cell" style:parent-style-name="Default">
      <style:table-cell-properties fo:background-color="#00a933" fo:border="none"/>
    </style:style>
    <style:style style:name="ce25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58" style:family="table-cell" style:parent-style-name="Default">
      <style:table-cell-properties fo:background-color="#ff0000" fo:border="none"/>
    </style:style>
    <style:style style:name="ce259" style:family="table-cell" style:parent-style-name="Default">
      <style:table-cell-properties fo:background-color="#ff4000"/>
    </style:style>
    <style:style style:name="ce260" style:family="table-cell" style:parent-style-name="Default">
      <style:table-cell-properties fo:background-color="#00a933" fo:border="none"/>
      <style:text-properties fo:color="#000000"/>
    </style:style>
    <style:style style:name="ce261" style:family="table-cell" style:parent-style-name="Default" style:data-style-name="N135">
      <style:table-cell-properties fo:border-bottom="0.06pt solid #000000" fo:border-left="none" fo:border-right="none" fo:border-top="none"/>
    </style:style>
    <style:style style:name="ce262" style:family="table-cell" style:parent-style-name="Default" style:data-style-name="N135"/>
    <style:style style:name="ce263" style:family="table-cell" style:parent-style-name="Default" style:data-style-name="N135">
      <style:table-cell-properties fo:border-bottom="none" fo:border-left="none" fo:border-right="none" fo:border-top="0.06pt solid #000000"/>
    </style:style>
    <style:style style:name="ce264" style:family="table-cell" style:parent-style-name="Default">
      <style:table-cell-properties fo:border-bottom="none" fo:border-left="none" fo:border-right="none" fo:border-top="0.06pt solid #000000"/>
    </style:style>
    <style:style style:name="ce265" style:family="table-cell" style:parent-style-name="Default">
      <style:table-cell-properties fo:border="none"/>
    </style:style>
    <style:style style:name="ce266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267" style:family="table-cell" style:parent-style-name="Default" style:data-style-name="N61">
      <style:table-cell-properties fo:border="none"/>
    </style:style>
    <style:style style:name="ce268" style:family="table-cell" style:parent-style-name="Default" style:data-style-name="N125"/>
    <style:style style:name="ce269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70" style:family="table-cell" style:parent-style-name="Default">
      <style:table-cell-properties fo:border-bottom="0.06pt solid #000000" fo:background-color="#00a933" fo:border-left="none" fo:border-right="none" fo:border-top="none"/>
    </style:style>
    <style:style style:name="ce271" style:family="table-cell" style:parent-style-name="Default">
      <style:table-cell-properties fo:background-color="#ffbf00" fo:border="none"/>
    </style:style>
    <style:style style:name="ce272" style:family="table-cell" style:parent-style-name="Default">
      <style:text-properties fo:color="#ff0000"/>
    </style:style>
    <style:style style:name="ce273" style:family="table-cell" style:parent-style-name="Default">
      <style:text-properties fo:color="#00a933"/>
    </style:style>
    <style:style style:name="ce274" style:family="table-cell" style:parent-style-name="Default">
      <style:table-cell-properties fo:background-color="transparent"/>
      <style:text-properties fo:color="#ff4000"/>
    </style:style>
    <style:style style:name="ce275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76" style:family="table-cell" style:parent-style-name="Default" style:data-style-name="N2"/>
    <style:style style:name="ce277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278" style:family="table-cell" style:parent-style-name="Default">
      <style:table-cell-properties fo:background-color="#ffbf00"/>
    </style:style>
    <style:style style:name="ce279" style:family="table-cell" style:parent-style-name="Default">
      <style:text-properties fo:color="#c9211e"/>
    </style:style>
    <style:style style:name="ce280" style:family="table-cell" style:parent-style-name="Default">
      <style:table-cell-properties fo:background-color="#ff0000"/>
      <style:text-properties fo:color="#000000"/>
    </style:style>
    <style:style style:name="ce138" style:family="table-cell" style:parent-style-name="Default" style:data-style-name="N124">
      <style:table-cell-properties fo:background-color="#729fcf"/>
    </style:style>
    <style:style style:name="ce157" style:family="table-cell" style:parent-style-name="Default" style:data-style-name="N1">
      <style:table-cell-properties fo:background-color="#729fcf"/>
    </style:style>
    <style:style style:name="ce160" style:family="table-cell" style:parent-style-name="Default" style:data-style-name="N61">
      <style:table-cell-properties fo:background-color="#729fcf"/>
    </style:style>
    <style:style style:name="ce16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62" style:family="table-cell" style:parent-style-name="Default" style:data-style-name="N0"/>
    <style:style style:name="ce163" style:family="table-cell" style:parent-style-name="Default">
      <style:text-properties fo:color="#000000"/>
    </style:style>
    <style:style style:name="ce16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est1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6" table:default-cell-style-name="Default"/>
        <table:table-column table:style-name="co1" table:default-cell-style-name="ce185"/>
        <table:table-column table:style-name="co1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16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t</text:p>
          </table:table-cell>
          <table:table-cell table:style-name="ce170" office:value-type="string" calcext:value-type="string">
            <text:p>deltax</text:p>
          </table:table-cell>
          <table:table-cell table:style-name="ce176" office:value-type="string" calcext:value-type="string">
            <text:p>tf</text:p>
          </table:table-cell>
          <table:table-cell table:style-name="ce170" office:value-type="string" calcext:value-type="string">
            <text:p>SpaceAdapt</text:p>
          </table:table-cell>
          <table:table-cell table:style-name="ce170" office:value-type="string" calcext:value-type="string">
            <text:p>TolS</text:p>
          </table:table-cell>
          <table:table-cell table:style-name="ce182" office:value-type="string" calcext:value-type="string">
            <text:p>AMA_AnisoOrder</text:p>
          </table:table-cell>
          <table:table-cell table:style-name="ce187" office:value-type="string" calcext:value-type="string">
            <text:p>AMA_ProjN</text:p>
          </table:table-cell>
          <table:table-cell table:style-name="ce187" office:value-type="string" calcext:value-type="string">
            <text:p>AMA_ProjOrder</text:p>
          </table:table-cell>
          <table:table-cell table:style-name="ce170" office:value-type="string" calcext:value-type="string">
            <text:p>TimeAdapt</text:p>
          </table:table-cell>
          <table:table-cell table:style-name="ce170" office:value-type="string" calcext:value-type="string">
            <text:p>TolT</text:p>
          </table:table-cell>
          <table:table-cell table:style-name="ce170" office:value-type="string" calcext:value-type="string">
            <text:p>Deltat0</text:p>
          </table:table-cell>
          <table:table-cell table:style-name="ce192" office:value-type="string" calcext:value-type="string">
            <text:p>Deltat_SaveRes</text:p>
          </table:table-cell>
          <table:table-cell table:style-name="ce196" office:value-type="string" calcext:value-type="string">
            <text:p>SC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1" calcext:value-type="float">
            <text:p>20001</text:p>
          </table:table-cell>
          <table:table-cell office:value-type="string" calcext:value-type="string">
            <text:p>Not good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12" calcext:value-type="float">
            <text:p>0.0112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2" calcext:value-type="float">
            <text:p>200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632" calcext:value-type="float">
            <text:p>0.00632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3" calcext:value-type="float">
            <text:p>200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55" calcext:value-type="float">
            <text:p>0.00355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4" calcext:value-type="float">
            <text:p>200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5" calcext:value-type="float">
            <text:p>200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6" calcext:value-type="float">
            <text:p>200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2" calcext:value-type="float">
            <text:p>0.0112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7" calcext:value-type="float">
            <text:p>200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632" calcext:value-type="float">
            <text:p>0.00632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8" calcext:value-type="float">
            <text:p>200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55" calcext:value-type="float">
            <text:p>0.00355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9" calcext:value-type="float">
            <text:p>2000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0" calcext:value-type="float">
            <text:p>2001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1" calcext:value-type="float">
            <text:p>2001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2" calcext:value-type="float">
            <text:p>0.0112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2" calcext:value-type="float">
            <text:p>200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632" calcext:value-type="float">
            <text:p>0.00632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3" calcext:value-type="float">
            <text:p>200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55" calcext:value-type="float">
            <text:p>0.00355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4" calcext:value-type="float">
            <text:p>200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5" calcext:value-type="float">
            <text:p>2001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6" calcext:value-type="float">
            <text:p>2001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7" calcext:value-type="float">
            <text:p>2001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8" calcext:value-type="float">
            <text:p>2001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9" calcext:value-type="float">
            <text:p>2001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0" calcext:value-type="float">
            <text:p>2002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1" calcext:value-type="float">
            <text:p>200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2" calcext:value-type="float">
            <text:p>200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3" calcext:value-type="float">
            <text:p>200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4" calcext:value-type="float">
            <text:p>200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5" calcext:value-type="float">
            <text:p>2002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6" calcext:value-type="float">
            <text:p>2002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7" calcext:value-type="float">
            <text:p>2002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8" calcext:value-type="float">
            <text:p>2002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9" calcext:value-type="float">
            <text:p>2002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0" calcext:value-type="float">
            <text:p>2003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1" calcext:value-type="float">
            <text:p>2003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2" calcext:value-type="float">
            <text:p>2003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3" calcext:value-type="float">
            <text:p>2003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4" calcext:value-type="float">
            <text:p>2003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5" calcext:value-type="float">
            <text:p>2003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6" calcext:value-type="float">
            <text:p>2003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7" calcext:value-type="float">
            <text:p>2003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8" calcext:value-type="float">
            <text:p>2003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01" calcext:value-type="float">
            <text:p>1.00E-1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9" calcext:value-type="float">
            <text:p>2003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0" calcext:value-type="float">
            <text:p>2004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1" calcext:value-type="float">
            <text:p>2004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2" calcext:value-type="float">
            <text:p>2004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3" calcext:value-type="float">
            <text:p>2004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4" calcext:value-type="float">
            <text:p>2004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5" calcext:value-type="float">
            <text:p>2004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6" calcext:value-type="float">
            <text:p>2004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7" calcext:value-type="float">
            <text:p>2004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01" calcext:value-type="float">
            <text:p>1.00E-1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8" calcext:value-type="float">
            <text:p>2004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1" calcext:value-type="float">
            <text:p>20101</text:p>
          </table:table-cell>
          <table:table-cell office:value-type="string" calcext:value-type="string">
            <text:p>Good for initial condi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2" calcext:value-type="float">
            <text:p>201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3" calcext:value-type="float">
            <text:p>201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4" calcext:value-type="float">
            <text:p>201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5" calcext:value-type="float">
            <text:p>201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6" calcext:value-type="float">
            <text:p>201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7" calcext:value-type="float">
            <text:p>201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8" calcext:value-type="float">
            <text:p>201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9" calcext:value-type="float">
            <text:p>2010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0" calcext:value-type="float">
            <text:p>2011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1" calcext:value-type="float">
            <text:p>2011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2" calcext:value-type="float">
            <text:p>201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3" calcext:value-type="float">
            <text:p>201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4" calcext:value-type="float">
            <text:p>201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5" calcext:value-type="float">
            <text:p>2011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6" calcext:value-type="float">
            <text:p>2011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7" calcext:value-type="float">
            <text:p>2011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8" calcext:value-type="float">
            <text:p>2011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9" calcext:value-type="float">
            <text:p>2011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0" calcext:value-type="float">
            <text:p>2012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1" calcext:value-type="float">
            <text:p>201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2" calcext:value-type="float">
            <text:p>201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3" calcext:value-type="float">
            <text:p>201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4" calcext:value-type="float">
            <text:p>201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5" calcext:value-type="float">
            <text:p>201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6" calcext:value-type="float">
            <text:p>201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7" calcext:value-type="float">
            <text:p>201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8" calcext:value-type="float">
            <text:p>201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9" calcext:value-type="float">
            <text:p>201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30" calcext:value-type="float">
            <text:p>2013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1" calcext:value-type="float">
            <text:p>2013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59381366380463" calcext:value-type="float">
            <text:p>3.5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2" calcext:value-type="float">
            <text:p>2013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29154966501488" calcext:value-type="float">
            <text:p>1.2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3" calcext:value-type="float">
            <text:p>2013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464158883361278" calcext:value-type="float">
            <text:p>4.64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4" calcext:value-type="float">
            <text:p>2013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66810053720006" calcext:value-type="float">
            <text:p>1.67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5" calcext:value-type="float">
            <text:p>2013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599484250318941" calcext:value-type="float">
            <text:p>5.99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6" calcext:value-type="float">
            <text:p>2013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215443469003188" calcext:value-type="float">
            <text:p>2.15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7" calcext:value-type="float">
            <text:p>2013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8" calcext:value-type="float">
            <text:p>2013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278255940220712" calcext:value-type="float">
            <text:p>2.78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9" calcext:value-type="float">
            <text:p>2013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0" calcext:value-type="float">
            <text:p>2014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1" calcext:value-type="float">
            <text:p>2014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66810053720006" calcext:value-type="float">
            <text:p>1.67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2" calcext:value-type="float">
            <text:p>2014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278255940220713" calcext:value-type="float">
            <text:p>2.78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3" calcext:value-type="float">
            <text:p>2014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464158883361278" calcext:value-type="float">
            <text:p>4.64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4" calcext:value-type="float">
            <text:p>2014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5" calcext:value-type="float">
            <text:p>2014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29154966501488" calcext:value-type="float">
            <text:p>1.29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6" calcext:value-type="float">
            <text:p>2014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215443469003188" calcext:value-type="float">
            <text:p>2.15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7" calcext:value-type="float">
            <text:p>2014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359381366380462" calcext:value-type="float">
            <text:p>3.59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8" calcext:value-type="float">
            <text:p>2014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599484250318941" calcext:value-type="float">
            <text:p>5.99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9" calcext:value-type="float">
            <text:p>2014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0" calcext:value-type="float">
            <text:p>2015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1" calcext:value-type="float">
            <text:p>2015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2" calcext:value-type="float">
            <text:p>2015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3" calcext:value-type="float">
            <text:p>2015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4" calcext:value-type="float">
            <text:p>2015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5" calcext:value-type="float">
            <text:p>2015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6" calcext:value-type="float">
            <text:p>2015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7" calcext:value-type="float">
            <text:p>2015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8" calcext:value-type="float">
            <text:p>2015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9" calcext:value-type="float">
            <text:p>2015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60" calcext:value-type="float">
            <text:p>2016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1" calcext:value-type="float">
            <text:p>20161</text:p>
          </table:table-cell>
          <table:table-cell office:value-type="string" calcext:value-type="string">
            <text:p>Initial condition, new reconstruc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2" calcext:value-type="float">
            <text:p>201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3" calcext:value-type="float">
            <text:p>2016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4" calcext:value-type="float">
            <text:p>2016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5" calcext:value-type="float">
            <text:p>201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6" calcext:value-type="float">
            <text:p>201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7" calcext:value-type="float">
            <text:p>201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8" calcext:value-type="float">
            <text:p>2016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9" calcext:value-type="float">
            <text:p>2016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0" calcext:value-type="float">
            <text:p>2017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1" calcext:value-type="float">
            <text:p>2017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2" calcext:value-type="float">
            <text:p>2017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3" calcext:value-type="float">
            <text:p>201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4" calcext:value-type="float">
            <text:p>201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5" calcext:value-type="float">
            <text:p>2017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6" calcext:value-type="float">
            <text:p>2017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7" calcext:value-type="float">
            <text:p>2017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8" calcext:value-type="float">
            <text:p>201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9" calcext:value-type="float">
            <text:p>201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0" calcext:value-type="float">
            <text:p>201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1" calcext:value-type="float">
            <text:p>201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2" calcext:value-type="float">
            <text:p>201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3" calcext:value-type="float">
            <text:p>201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4" calcext:value-type="float">
            <text:p>201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5" calcext:value-type="float">
            <text:p>201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6" calcext:value-type="float">
            <text:p>201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7" calcext:value-type="float">
            <text:p>2018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8" calcext:value-type="float">
            <text:p>2018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9" calcext:value-type="float">
            <text:p>2018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90" calcext:value-type="float">
            <text:p>2019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1" calcext:value-type="float">
            <text:p>2019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59381366380463" calcext:value-type="float">
            <text:p>3.5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2" calcext:value-type="float">
            <text:p>2019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29154966501488" calcext:value-type="float">
            <text:p>1.2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3" calcext:value-type="float">
            <text:p>2019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464158883361278" calcext:value-type="float">
            <text:p>4.64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4" calcext:value-type="float">
            <text:p>2019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66810053720006" calcext:value-type="float">
            <text:p>1.67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5" calcext:value-type="float">
            <text:p>2019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599484250318941" calcext:value-type="float">
            <text:p>5.99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6" calcext:value-type="float">
            <text:p>2019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215443469003188" calcext:value-type="float">
            <text:p>2.15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7" calcext:value-type="float">
            <text:p>2019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8" calcext:value-type="float">
            <text:p>2019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278255940220712" calcext:value-type="float">
            <text:p>2.78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9" calcext:value-type="float">
            <text:p>2019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8" office:value-type="float" office:value="20200" calcext:value-type="float">
            <text:p>2020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1" calcext:value-type="float">
            <text:p>2020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66810053720006" calcext:value-type="float">
            <text:p>1.67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2" calcext:value-type="float">
            <text:p>2020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278255940220713" calcext:value-type="float">
            <text:p>2.78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3" calcext:value-type="float">
            <text:p>2020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464158883361278" calcext:value-type="float">
            <text:p>4.64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4" calcext:value-type="float">
            <text:p>2020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5" calcext:value-type="float">
            <text:p>2020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29154966501488" calcext:value-type="float">
            <text:p>1.29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6" calcext:value-type="float">
            <text:p>2020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215443469003188" calcext:value-type="float">
            <text:p>2.15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7" calcext:value-type="float">
            <text:p>2020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359381366380462" calcext:value-type="float">
            <text:p>3.59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8" calcext:value-type="float">
            <text:p>2020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599484250318941" calcext:value-type="float">
            <text:p>5.99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9" calcext:value-type="float">
            <text:p>2020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0" calcext:value-type="float">
            <text:p>2021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1" calcext:value-type="float">
            <text:p>2021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2" calcext:value-type="float">
            <text:p>2021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3" calcext:value-type="float">
            <text:p>2021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4" calcext:value-type="float">
            <text:p>2021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5" calcext:value-type="float">
            <text:p>2021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6" calcext:value-type="float">
            <text:p>2021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7" calcext:value-type="float">
            <text:p>2021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8" calcext:value-type="float">
            <text:p>2021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9" calcext:value-type="float">
            <text:p>2021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20" calcext:value-type="float">
            <text:p>2022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21" calcext:value-type="float">
            <text:p>202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2" calcext:value-type="float">
            <text:p>202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" calcext:value-type="float">
            <text:p>0.005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3" calcext:value-type="float">
            <text:p>202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" calcext:value-type="float">
            <text:p>0.0025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4" calcext:value-type="float">
            <text:p>202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25" calcext:value-type="float">
            <text:p>202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6" calcext:value-type="float">
            <text:p>202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" calcext:value-type="float">
            <text:p>0.005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7" calcext:value-type="float">
            <text:p>202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" calcext:value-type="float">
            <text:p>0.0025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8" calcext:value-type="float">
            <text:p>202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29" calcext:value-type="float">
            <text:p>202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0" calcext:value-type="float">
            <text:p>2023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" calcext:value-type="float">
            <text:p>0.005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1" calcext:value-type="float">
            <text:p>2023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" calcext:value-type="float">
            <text:p>0.0025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2" calcext:value-type="float">
            <text:p>2023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3" calcext:value-type="float">
            <text:p>2023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4" calcext:value-type="float">
            <text:p>2023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5" calcext:value-type="float">
            <text:p>2023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6" calcext:value-type="float">
            <text:p>2023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7" calcext:value-type="float">
            <text:p>2023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8" calcext:value-type="float">
            <text:p>2023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9" calcext:value-type="float">
            <text:p>2023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0" calcext:value-type="float">
            <text:p>2024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1" calcext:value-type="float">
            <text:p>2024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2" calcext:value-type="float">
            <text:p>2024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3" calcext:value-type="float">
            <text:p>2024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4" calcext:value-type="float">
            <text:p>20244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98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5" calcext:value-type="float">
            <text:p>20245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99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6" calcext:value-type="float">
            <text:p>20246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7" calcext:value-type="float">
            <text:p>20247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8" calcext:value-type="float">
            <text:p>2024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2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9" calcext:value-type="float">
            <text:p>2024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3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0" calcext:value-type="float">
            <text:p>2025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4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1" calcext:value-type="float">
            <text:p>2025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5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2" calcext:value-type="float">
            <text:p>2025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6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3" calcext:value-type="float">
            <text:p>2025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7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4" calcext:value-type="float">
            <text:p>2025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8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5" calcext:value-type="float">
            <text:p>2025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9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6" calcext:value-type="float">
            <text:p>2025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57" calcext:value-type="float">
            <text:p>2025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58" calcext:value-type="float">
            <text:p>2025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59" calcext:value-type="float">
            <text:p>2025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0" calcext:value-type="float">
            <text:p>2026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1" calcext:value-type="float">
            <text:p>2026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2" calcext:value-type="float">
            <text:p>202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3" calcext:value-type="float">
            <text:p>2026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4" calcext:value-type="float">
            <text:p>2026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5" calcext:value-type="float">
            <text:p>202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6" calcext:value-type="float">
            <text:p>202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2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7" calcext:value-type="float">
            <text:p>202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2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8" calcext:value-type="float">
            <text:p>2026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3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69" calcext:value-type="float">
            <text:p>20269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0" calcext:value-type="float">
            <text:p>20270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1" calcext:value-type="float">
            <text:p>20271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2" calcext:value-type="float">
            <text:p>20272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7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3" calcext:value-type="float">
            <text:p>202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4" calcext:value-type="float">
            <text:p>202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5" calcext:value-type="float">
            <text:p>2027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6" calcext:value-type="float">
            <text:p>2027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1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7" calcext:value-type="float">
            <text:p>2027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2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8" calcext:value-type="float">
            <text:p>202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3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9" calcext:value-type="float">
            <text:p>202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4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80" calcext:value-type="float">
            <text:p>202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5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1" calcext:value-type="float">
            <text:p>202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2" calcext:value-type="float">
            <text:p>202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3" calcext:value-type="float">
            <text:p>202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4" calcext:value-type="float">
            <text:p>202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9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5" calcext:value-type="float">
            <text:p>202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6" calcext:value-type="float">
            <text:p>202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7" calcext:value-type="float">
            <text:p>2028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8" calcext:value-type="float">
            <text:p>2028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3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9" calcext:value-type="float">
            <text:p>2028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4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90" calcext:value-type="float">
            <text:p>2029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5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91" calcext:value-type="float">
            <text:p>2029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6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92" calcext:value-type="float">
            <text:p>2029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3" calcext:value-type="float">
            <text:p>20293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4" calcext:value-type="float">
            <text:p>20294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5" calcext:value-type="float">
            <text:p>20295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20296" calcext:value-type="float">
            <text:p>20296</text:p>
          </table:table-cell>
          <table:table-cell office:value-type="string" calcext:value-type="string">
            <text:p>Convergence w.r.t.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7" calcext:value-type="float">
            <text:p>20297</text:p>
          </table:table-cell>
          <table:table-cell office:value-type="string" calcext:value-type="string">
            <text:p>We have to set SpaceAdapt=false so there is no time adapta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8" calcext:value-type="float">
            <text:p>2029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9" calcext:value-type="float">
            <text:p>2029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0" calcext:value-type="float">
            <text:p>203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1" calcext:value-type="float">
            <text:p>2030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041" calcext:value-type="float">
            <text:p>4.1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2" calcext:value-type="float">
            <text:p>203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026" calcext:value-type="float">
            <text:p>2.6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3" calcext:value-type="float">
            <text:p>203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20304" calcext:value-type="float">
            <text:p>203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5" calcext:value-type="float">
            <text:p>203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6" calcext:value-type="float">
            <text:p>203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7" calcext:value-type="float">
            <text:p>203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8" calcext:value-type="float">
            <text:p>203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2" calcext:value-type="float">
            <text:p>203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41" calcext:value-type="float">
            <text:p>4.1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3" calcext:value-type="float">
            <text:p>203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26" calcext:value-type="float">
            <text:p>2.6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4" calcext:value-type="float">
            <text:p>203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5" calcext:value-type="float">
            <text:p>203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6" calcext:value-type="float">
            <text:p>20316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7" calcext:value-type="float">
            <text:p>20317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8" calcext:value-type="float">
            <text:p>20318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9" calcext:value-type="float">
            <text:p>20319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0" calcext:value-type="float">
            <text:p>20320</text:p>
          </table:table-cell>
          <table:table-cell office:value-type="string" calcext:value-type="string">
            <text:p>Factor AMA_TolS/etaS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1" calcext:value-type="float">
            <text:p>203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2" calcext:value-type="float">
            <text:p>203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3" calcext:value-type="float">
            <text:p>203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4" calcext:value-type="float">
            <text:p>203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5" calcext:value-type="float">
            <text:p>203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8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6" calcext:value-type="float">
            <text:p>203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8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7" calcext:value-type="float">
            <text:p>203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2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28" calcext:value-type="float">
            <text:p>203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3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29" calcext:value-type="float">
            <text:p>203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4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0" calcext:value-type="float">
            <text:p>2033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5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1" calcext:value-type="float">
            <text:p>2033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2" calcext:value-type="float">
            <text:p>2033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3" calcext:value-type="float">
            <text:p>2033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4" calcext:value-type="float">
            <text:p>2033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9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5" calcext:value-type="float">
            <text:p>2033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6" calcext:value-type="float">
            <text:p>2033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7" calcext:value-type="float">
            <text:p>2033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8" calcext:value-type="float">
            <text:p>2033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3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9" calcext:value-type="float">
            <text:p>203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5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0" calcext:value-type="float">
            <text:p>20440</text:p>
          </table:table-cell>
          <table:table-cell office:value-type="string" calcext:value-type="string">
            <text:p>cos law, AMA_AnisoOrder=2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1" calcext:value-type="float">
            <text:p>2044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2" calcext:value-type="float">
            <text:p>2044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43" calcext:value-type="float">
            <text:p>2044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9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4" calcext:value-type="float">
            <text:p>2044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5" calcext:value-type="float">
            <text:p>2044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6" calcext:value-type="float">
            <text:p>2044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47" calcext:value-type="float">
            <text:p>2044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3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8" calcext:value-type="float">
            <text:p>2044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4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9" calcext:value-type="float">
            <text:p>2044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5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50" calcext:value-type="float">
            <text:p>2045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6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51" calcext:value-type="float">
            <text:p>2045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07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2" calcext:value-type="float">
            <text:p>20452</text:p>
          </table:table-cell>
          <table:table-cell office:value-type="string" calcext:value-type="string">
            <text:p>Equidistribution, AMA_SizeOrder=5, AMA_AnisoOrder=2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08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3" calcext:value-type="float">
            <text:p>2045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09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4" calcext:value-type="float">
            <text:p>2045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0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5" calcext:value-type="float">
            <text:p>2045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6" calcext:value-type="float">
            <text:p>2045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7" calcext:value-type="float">
            <text:p>2045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8" calcext:value-type="float">
            <text:p>2045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4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9" calcext:value-type="float">
            <text:p>2045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0" calcext:value-type="float">
            <text:p>2046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1" calcext:value-type="float">
            <text:p>2046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2" calcext:value-type="float">
            <text:p>204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8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3" calcext:value-type="float">
            <text:p>204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4" calcext:value-type="float">
            <text:p>20464</text:p>
          </table:table-cell>
          <table:table-cell office:value-type="string" calcext:value-type="string">
            <text:p>Equidistribution, AMA_SizeOrder=2, AMA_AnisoOrder=2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5" calcext:value-type="float">
            <text:p>204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6" calcext:value-type="float">
            <text:p>204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7" calcext:value-type="float">
            <text:p>204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8" calcext:value-type="float">
            <text:p>2046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9" calcext:value-type="float">
            <text:p>2046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0" calcext:value-type="float">
            <text:p>2047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1" calcext:value-type="float">
            <text:p>2047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2" calcext:value-type="float">
            <text:p>2047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3" calcext:value-type="float">
            <text:p>204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3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4" calcext:value-type="float">
            <text:p>204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3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20475" calcext:value-type="float">
            <text:p>2047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2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6" calcext:value-type="float">
            <text:p>2047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3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7" calcext:value-type="float">
            <text:p>2047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4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8" calcext:value-type="float">
            <text:p>204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5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9" calcext:value-type="float">
            <text:p>204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0" calcext:value-type="float">
            <text:p>204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1" calcext:value-type="float">
            <text:p>204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2" calcext:value-type="float">
            <text:p>204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9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3" calcext:value-type="float">
            <text:p>204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4" calcext:value-type="float">
            <text:p>204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5" calcext:value-type="float">
            <text:p>204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6" calcext:value-type="float">
            <text:p>204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3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7" calcext:value-type="float">
            <text:p>204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8" calcext:value-type="float">
            <text:p>20488</text:p>
          </table:table-cell>
          <table:table-cell office:value-type="string" calcext:value-type="string">
            <text:p>With equidistribution at the initial condi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9" calcext:value-type="float">
            <text:p>20489</text:p>
          </table:table-cell>
          <table:table-cell office:value-type="string" calcext:value-type="string">
            <text:p>Does not change too much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0" calcext:value-type="float">
            <text:p>20490</text:p>
          </table:table-cell>
          <table:table-cell office:value-type="string" calcext:value-type="string">
            <text:p>Copied from 20460:20463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8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1" calcext:value-type="float">
            <text:p>2049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2" calcext:value-type="float">
            <text:p>20492</text:p>
          </table:table-cell>
          <table:table-cell office:value-type="string" calcext:value-type="string">
            <text:p>CFL ok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3" calcext:value-type="float">
            <text:p>20493</text:p>
          </table:table-cell>
          <table:table-cell office:value-type="string" calcext:value-type="string">
            <text:p>Same params than in articl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4" calcext:value-type="float">
            <text:p>2049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5" calcext:value-type="float">
            <text:p>2049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6" calcext:value-type="float">
            <text:p>2049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7" calcext:value-type="float">
            <text:p>2049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8" calcext:value-type="float">
            <text:p>2049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9" calcext:value-type="float">
            <text:p>2049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0" calcext:value-type="float">
            <text:p>2050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1" calcext:value-type="float">
            <text:p>2050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6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2" calcext:value-type="float">
            <text:p>205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6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3" calcext:value-type="float">
            <text:p>205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2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4" calcext:value-type="float">
            <text:p>205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3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5" calcext:value-type="float">
            <text:p>205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4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6" calcext:value-type="float">
            <text:p>205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5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7" calcext:value-type="float">
            <text:p>205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8" calcext:value-type="float">
            <text:p>205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9" calcext:value-type="float">
            <text:p>2050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0" calcext:value-type="float">
            <text:p>2051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9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1" calcext:value-type="float">
            <text:p>2051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2" calcext:value-type="float">
            <text:p>205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3" calcext:value-type="float">
            <text:p>205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4" calcext:value-type="float">
            <text:p>205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3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5" calcext:value-type="float">
            <text:p>205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5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6" calcext:value-type="float">
            <text:p>20516</text:p>
          </table:table-cell>
          <table:table-cell office:value-type="string" calcext:value-type="string">
            <text:p>Correct etaS, dynamic AMA_rDeltat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7" calcext:value-type="float">
            <text:p>2051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8" calcext:value-type="float">
            <text:p>2051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9" calcext:value-type="float">
            <text:p>2051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9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0" calcext:value-type="float">
            <text:p>2052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1" calcext:value-type="float">
            <text:p>205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2" calcext:value-type="float">
            <text:p>205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3" calcext:value-type="float">
            <text:p>205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3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4" calcext:value-type="float">
            <text:p>205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4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5" calcext:value-type="float">
            <text:p>205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5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6" calcext:value-type="float">
            <text:p>205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6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7" calcext:value-type="float">
            <text:p>205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87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28" calcext:value-type="float">
            <text:p>205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88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29" calcext:value-type="float">
            <text:p>205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89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0" calcext:value-type="float">
            <text:p>2053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0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1" calcext:value-type="float">
            <text:p>2053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2" calcext:value-type="float">
            <text:p>2053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3" calcext:value-type="float">
            <text:p>2053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4" calcext:value-type="float">
            <text:p>2053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4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5" calcext:value-type="float">
            <text:p>2053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6" calcext:value-type="float">
            <text:p>2053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7" calcext:value-type="float">
            <text:p>2053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8" calcext:value-type="float">
            <text:p>2053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8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9" calcext:value-type="float">
            <text:p>205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0" calcext:value-type="float">
            <text:p>20540</text:p>
          </table:table-cell>
          <table:table-cell office:value-type="string" calcext:value-type="string">
            <text:p>L2-projection etaS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1" calcext:value-type="float">
            <text:p>2054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2" calcext:value-type="float">
            <text:p>2054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3" calcext:value-type="float">
            <text:p>2054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4" calcext:value-type="float">
            <text:p>2054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5" calcext:value-type="float">
            <text:p>2054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6" calcext:value-type="float">
            <text:p>2054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7" calcext:value-type="float">
            <text:p>2054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8" calcext:value-type="float">
            <text:p>2054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9" calcext:value-type="float">
            <text:p>2054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1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50" calcext:value-type="float">
            <text:p>2055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1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51" calcext:value-type="float">
            <text:p>20551</text:p>
          </table:table-cell>
          <table:table-cell table:number-columns-repeated="1009"/>
        </table:table-row>
        <table:table-row table:style-name="ro1">
          <table:table-cell table:style-name="ce169"/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86"/>
          <table:table-cell table:style-name="ce190" table:number-columns-repeated="2"/>
          <table:table-cell table:style-name="ce173"/>
          <table:table-cell table:style-name="ce175" table:number-columns-repeated="2"/>
          <table:table-cell table:style-name="ce195"/>
          <table:table-cell table:style-name="ce173" table:number-columns-repeated="1010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3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2" calcext:value-type="float">
            <text:p>20552</text:p>
          </table:table-cell>
          <table:table-cell office:value-type="string" calcext:value-type="string">
            <text:p>I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3" calcext:value-type="float">
            <text:p>2055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4" calcext:value-type="float">
            <text:p>2055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5" calcext:value-type="float">
            <text:p>2055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7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6" calcext:value-type="float">
            <text:p>2055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7" calcext:value-type="float">
            <text:p>2055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8" calcext:value-type="float">
            <text:p>2055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9" calcext:value-type="float">
            <text:p>2055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1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0" calcext:value-type="float">
            <text:p>2056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2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1" calcext:value-type="float">
            <text:p>2056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3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2" calcext:value-type="float">
            <text:p>205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4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3" calcext:value-type="float">
            <text:p>20563</text:p>
          </table:table-cell>
          <table:table-cell table:number-columns-repeated="1009"/>
        </table:table-row>
        <table:table-row table:style-name="ro1">
          <table:table-cell table:style-name="ce169"/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86"/>
          <table:table-cell table:style-name="ce190" table:number-columns-repeated="2"/>
          <table:table-cell table:style-name="ce173"/>
          <table:table-cell table:style-name="ce175" table:number-columns-repeated="2"/>
          <table:table-cell table:style-name="ce195"/>
          <table:table-cell table:style-name="ce173"/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4" calcext:value-type="float">
            <text:p>20564</text:p>
          </table:table-cell>
          <table:table-cell office:value-type="string" calcext:value-type="string">
            <text:p>Time Adapt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41" calcext:value-type="float">
            <text:p>4.1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5" calcext:value-type="float">
            <text:p>205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26" calcext:value-type="float">
            <text:p>2.6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6" calcext:value-type="float">
            <text:p>205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7" calcext:value-type="float">
            <text:p>205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8" calcext:value-type="float">
            <text:p>2056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9" calcext:value-type="float">
            <text:p>2056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70" calcext:value-type="float">
            <text:p>2057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71" calcext:value-type="float">
            <text:p>2057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2" calcext:value-type="float">
            <text:p>20572</text:p>
          </table:table-cell>
          <table:table-cell office:value-type="string" calcext:value-type="string">
            <text:p>complete err-work diagram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36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3" calcext:value-type="float">
            <text:p>205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37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4" calcext:value-type="float">
            <text:p>205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5" calcext:value-type="float">
            <text:p>205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6" calcext:value-type="float">
            <text:p>20576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7" calcext:value-type="float">
            <text:p>20577</text:p>
          </table:table-cell>
          <table:table-cell office:value-type="string" calcext:value-type="string">
            <text:p>incoherent results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8" calcext:value-type="float">
            <text:p>205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9" calcext:value-type="float">
            <text:p>205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0" calcext:value-type="float">
            <text:p>205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1" calcext:value-type="float">
            <text:p>205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0" calcext:value-type="float">
            <text:p>0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2" calcext:value-type="float">
            <text:p>205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3" calcext:value-type="float">
            <text:p>205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4" calcext:value-type="float">
            <text:p>205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5" calcext:value-type="float">
            <text:p>205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6" calcext:value-type="float">
            <text:p>205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7" calcext:value-type="float">
            <text:p>205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3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89" calcext:value-type="float">
            <text:p>20589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0" calcext:value-type="float">
            <text:p>2059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1" calcext:value-type="float">
            <text:p>2059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2" calcext:value-type="float">
            <text:p>2059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7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3" calcext:value-type="float">
            <text:p>2059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4" calcext:value-type="float">
            <text:p>2059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5" calcext:value-type="float">
            <text:p>2059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6" calcext:value-type="float">
            <text:p>2059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1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7" calcext:value-type="float">
            <text:p>2059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2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8" calcext:value-type="float">
            <text:p>2059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3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9" calcext:value-type="float">
            <text:p>2059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4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600" calcext:value-type="float">
            <text:p>20600</text:p>
          </table:table-cell>
          <table:table-cell table:number-columns-repeated="1009"/>
        </table:table-row>
        <table:table-row table:style-name="ro1" table:number-rows-repeated="10481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2" table:style-name="ta1">
        <table:table-column table:style-name="co1" table:default-cell-style-name="ce168"/>
        <table:table-column table:style-name="co1" table:number-columns-repeated="6" table:default-cell-style-name="Default"/>
        <table:table-column table:style-name="co1" table:default-cell-style-name="ce185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6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t</text:p>
          </table:table-cell>
          <table:table-cell table:style-name="ce170" office:value-type="string" calcext:value-type="string">
            <text:p>deltax</text:p>
          </table:table-cell>
          <table:table-cell table:style-name="ce176" office:value-type="string" calcext:value-type="string">
            <text:p>tf</text:p>
          </table:table-cell>
          <table:table-cell table:style-name="ce170" office:value-type="string" calcext:value-type="string">
            <text:p>SpaceAdapt</text:p>
          </table:table-cell>
          <table:table-cell table:style-name="ce170" office:value-type="string" calcext:value-type="string">
            <text:p>TolS</text:p>
          </table:table-cell>
          <table:table-cell table:style-name="ce182" office:value-type="string" calcext:value-type="string">
            <text:p>AMA_AnisoOrder</text:p>
          </table:table-cell>
          <table:table-cell table:style-name="ce187" office:value-type="string" calcext:value-type="string">
            <text:p>AMA_ProjN</text:p>
          </table:table-cell>
          <table:table-cell table:style-name="ce187" office:value-type="string" calcext:value-type="string">
            <text:p>AMA_ProjOrder</text:p>
          </table:table-cell>
          <table:table-cell table:style-name="ce170" office:value-type="string" calcext:value-type="string">
            <text:p>TimeAdapt</text:p>
          </table:table-cell>
          <table:table-cell table:style-name="ce170" office:value-type="string" calcext:value-type="string">
            <text:p>TolT</text:p>
          </table:table-cell>
          <table:table-cell table:style-name="ce170" office:value-type="string" calcext:value-type="string">
            <text:p>Deltat0</text:p>
          </table:table-cell>
          <table:table-cell table:style-name="ce192" office:value-type="string" calcext:value-type="string">
            <text:p>Deltat_SaveRes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1" calcext:value-type="float">
            <text:p>30001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2" calcext:value-type="float">
            <text:p>30002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3" calcext:value-type="float">
            <text:p>30003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5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04" calcext:value-type="float">
            <text:p>30004</text:p>
          </table:table-cell>
          <table:table-cell office:value-type="string" calcext:value-type="string">
            <text:p>Nonconstant Neumann conditions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5" calcext:value-type="float">
            <text:p>30005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6" calcext:value-type="float">
            <text:p>30006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7" calcext:value-type="float">
            <text:p>30007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9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08" calcext:value-type="float">
            <text:p>30008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9" calcext:value-type="float">
            <text:p>30009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10" calcext:value-type="float">
            <text:p>30010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11" calcext:value-type="float">
            <text:p>30011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3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12" calcext:value-type="float">
            <text:p>30012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4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3" calcext:value-type="float">
            <text:p>30013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5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4" calcext:value-type="float">
            <text:p>30014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6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5" calcext:value-type="float">
            <text:p>30015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7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6" calcext:value-type="float">
            <text:p>30016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8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7" calcext:value-type="float">
            <text:p>30017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9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8" calcext:value-type="float">
            <text:p>30018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0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9" calcext:value-type="float">
            <text:p>30019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30020" calcext:value-type="float">
            <text:p>30020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21" calcext:value-type="float">
            <text:p>30021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22" calcext:value-type="float">
            <text:p>30022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30023" calcext:value-type="float">
            <text:p>30023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5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30024" calcext:value-type="float">
            <text:p>3002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5" calcext:value-type="float">
            <text:p>30025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6" calcext:value-type="float">
            <text:p>30026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7" calcext:value-type="float">
            <text:p>30027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8" calcext:value-type="float">
            <text:p>30028</text:p>
          </table:table-cell>
          <table:table-cell office:value-type="string" calcext:value-type="string">
            <text:p>Convergence w.r.t. time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29" calcext:value-type="float">
            <text:p>30029</text:p>
          </table:table-cell>
          <table:table-cell office:value-type="string" calcext:value-type="string">
            <text:p>We have to set SpaceAdapt=false so there is no time adaptation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30" calcext:value-type="float">
            <text:p>30030</text:p>
          </table:table-cell>
          <table:table-cell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31" calcext:value-type="float">
            <text:p>30031</text:p>
          </table:table-cell>
          <table:table-cell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32" calcext:value-type="float">
            <text:p>30032</text:p>
          </table:table-cell>
          <table:table-cell/>
        </table:table-row>
        <table:table-row table:style-name="ro1" table:number-rows-repeated="104854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ovingLayer" table:style-name="ta1">
        <table:table-column table:style-name="co1" table:number-columns-repeated="3" table:default-cell-style-name="Default"/>
        <table:table-column table:style-name="co1" table:default-cell-style-name="ce204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206"/>
        <table:table-column table:style-name="co1" table:default-cell-style-name="ce173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x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4" calcext:value-type="float">
            <text:p>30034</text:p>
          </table:table-cell>
          <table:table-cell table:style-name="ce173" office:value-type="string" calcext:value-type="string">
            <text:p>space error negligible</text:p>
          </table:table-cell>
          <table:table-cell/>
          <table:table-cell office:value-type="string" calcext:value-type="string">
            <text:p>continue from Test2</text:p>
          </table:table-cell>
          <table:table-cell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5" calcext:value-type="float">
            <text:p>30035</text:p>
          </table:table-cell>
          <table:table-cell table:style-name="ce173" office:value-type="string" calcext:value-type="string">
            <text:p>fixed mesh</text:p>
          </table:table-cell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6" calcext:value-type="float">
            <text:p>3003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7" calcext:value-type="float">
            <text:p>3003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8" calcext:value-type="float">
            <text:p>3003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9" calcext:value-type="float">
            <text:p>30039</text:p>
          </table:table-cell>
          <table:table-cell table:style-name="ce173" office:value-type="string" calcext:value-type="string">
            <text:p>same time errors, adaptive mesh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0" calcext:value-type="float">
            <text:p>30040</text:p>
          </table:table-cell>
          <table:table-cell table:style-name="ce173" office:value-type="string" calcext:value-type="string">
            <text:p>see if the Deltat’s are kept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1" calcext:value-type="float">
            <text:p>3004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2" calcext:value-type="float">
            <text:p>3004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3" calcext:value-type="float">
            <text:p>3004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4" calcext:value-type="float">
            <text:p>30044</text:p>
          </table:table-cell>
          <table:table-cell table:style-name="ce173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5" calcext:value-type="float">
            <text:p>3004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6" calcext:value-type="float">
            <text:p>3004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7" calcext:value-type="float">
            <text:p>3004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8" calcext:value-type="float">
            <text:p>30048</text:p>
          </table:table-cell>
          <table:table-cell table:style-name="ce173" office:value-type="string" calcext:value-type="string">
            <text:p>same parameters as in article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9" calcext:value-type="float">
            <text:p>30049</text:p>
          </table:table-cell>
          <table:table-cell office:value-type="string" calcext:value-type="string">
            <text:p>cfl ok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0" calcext:value-type="float">
            <text:p>30050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1" calcext:value-type="float">
            <text:p>30051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2" calcext:value-type="float">
            <text:p>30052</text:p>
          </table:table-cell>
          <table:table-cell table:number-columns-repeated="4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3" calcext:value-type="float">
            <text:p>30053</text:p>
          </table:table-cell>
          <table:table-cell table:style-name="ce208" office:value-type="string" calcext:value-type="string">
            <text:p>correct etaS, dynamic AMA_rDeltat</text:p>
          </table:table-cell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4" calcext:value-type="float">
            <text:p>30054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5" calcext:value-type="float">
            <text:p>30055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6" calcext:value-type="float">
            <text:p>30056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7" calcext:value-type="float">
            <text:p>30057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8" calcext:value-type="float">
            <text:p>30058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9" calcext:value-type="float">
            <text:p>30059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0" calcext:value-type="float">
            <text:p>30060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1" calcext:value-type="float">
            <text:p>30061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2" calcext:value-type="float">
            <text:p>30062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73"/>
          <table:table-cell table:style-name="ce175" table:number-columns-repeated="2"/>
          <table:table-cell table:style-name="ce190"/>
          <table:table-cell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3" calcext:value-type="float">
            <text:p>30063</text:p>
          </table:table-cell>
          <table:table-cell table:style-name="ce173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64" calcext:value-type="float">
            <text:p>3006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65" calcext:value-type="float">
            <text:p>3006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66" calcext:value-type="float">
            <text:p>3006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7" calcext:value-type="float">
            <text:p>3006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68" calcext:value-type="float">
            <text:p>3006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69" calcext:value-type="float">
            <text:p>3006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70" calcext:value-type="float">
            <text:p>3007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71" calcext:value-type="float">
            <text:p>3007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72" calcext:value-type="float">
            <text:p>3007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73" calcext:value-type="float">
            <text:p>3007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74" calcext:value-type="float">
            <text:p>3007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73"/>
          <table:table-cell table:style-name="ce175" table:number-columns-repeated="2"/>
          <table:table-cell table:style-name="ce190"/>
          <table:table-cell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75" calcext:value-type="float">
            <text:p>30075</text:p>
          </table:table-cell>
          <table:table-cell table:style-name="ce173" office:value-type="string" calcext:value-type="string">
            <text:p>time error negligible, L2 projection estimator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76" calcext:value-type="float">
            <text:p>3007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77" calcext:value-type="float">
            <text:p>3007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78" calcext:value-type="float">
            <text:p>3007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79" calcext:value-type="float">
            <text:p>3007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80" calcext:value-type="float">
            <text:p>3008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81" calcext:value-type="float">
            <text:p>3008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82" calcext:value-type="float">
            <text:p>3008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83" calcext:value-type="float">
            <text:p>3008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84" calcext:value-type="float">
            <text:p>3008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85" calcext:value-type="float">
            <text:p>3008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86" calcext:value-type="float">
            <text:p>3008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73"/>
          <table:table-cell table:style-name="ce175" table:number-columns-repeated="2"/>
          <table:table-cell table:style-name="ce190"/>
          <table:table-cell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87" calcext:value-type="float">
            <text:p>30087</text:p>
          </table:table-cell>
          <table:table-cell table:style-name="ce173" office:value-type="string" calcext:value-type="string">
            <text:p>time error negligible, pre vs post approache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88" calcext:value-type="float">
            <text:p>30088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89" calcext:value-type="float">
            <text:p>3008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0" calcext:value-type="float">
            <text:p>3009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1" calcext:value-type="float">
            <text:p>3009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2" calcext:value-type="float">
            <text:p>3009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3" calcext:value-type="float">
            <text:p>3009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4" calcext:value-type="float">
            <text:p>3009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5" calcext:value-type="float">
            <text:p>3009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6" calcext:value-type="float">
            <text:p>3009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7" calcext:value-type="float">
            <text:p>3009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8" calcext:value-type="float">
            <text:p>3009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9" calcext:value-type="float">
            <text:p>3009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00" calcext:value-type="float">
            <text:p>3010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01" calcext:value-type="float">
            <text:p>3010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2" calcext:value-type="float">
            <text:p>3010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3" calcext:value-type="float">
            <text:p>3010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4" calcext:value-type="float">
            <text:p>3010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5" calcext:value-type="float">
            <text:p>3010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6" calcext:value-type="float">
            <text:p>3010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7" calcext:value-type="float">
            <text:p>3010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8" calcext:value-type="float">
            <text:p>3010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9" calcext:value-type="float">
            <text:p>3010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0" calcext:value-type="float">
            <text:p>3011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1" calcext:value-type="float">
            <text:p>3011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2" calcext:value-type="float">
            <text:p>3011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3" calcext:value-type="float">
            <text:p>3011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4" calcext:value-type="float">
            <text:p>3011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5" calcext:value-type="float">
            <text:p>3011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6" calcext:value-type="float">
            <text:p>3011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17" calcext:value-type="float">
            <text:p>3011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18" calcext:value-type="float">
            <text:p>3011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19" calcext:value-type="float">
            <text:p>3011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0" calcext:value-type="float">
            <text:p>3012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1" calcext:value-type="float">
            <text:p>3012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2" calcext:value-type="float">
            <text:p>3012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3" calcext:value-type="float">
            <text:p>3012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4" calcext:value-type="float">
            <text:p>3012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5" calcext:value-type="float">
            <text:p>3012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6" calcext:value-type="float">
            <text:p>3012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7" calcext:value-type="float">
            <text:p>3012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8" calcext:value-type="float">
            <text:p>3012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9" calcext:value-type="float">
            <text:p>3012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30" calcext:value-type="float">
            <text:p>3013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31" calcext:value-type="float">
            <text:p>3013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202" table:number-columns-repeated="2"/>
          <table:table-cell table:style-name="ce203"/>
          <table:table-cell table:style-name="ce205"/>
          <table:table-cell table:style-name="ce202"/>
          <table:table-cell table:style-name="ce203"/>
          <table:table-cell table:style-name="ce202"/>
          <table:table-cell table:style-name="ce203" table:number-columns-repeated="2"/>
          <table:table-cell table:style-name="ce207"/>
          <table:table-cell table:style-name="ce202"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2" calcext:value-type="float">
            <text:p>30132</text:p>
          </table:table-cell>
          <table:table-cell table:style-name="ce173" office:value-type="string" calcext:value-type="string">
            <text:p>space error negligible, pre vs post approache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3" calcext:value-type="float">
            <text:p>30133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4" calcext:value-type="float">
            <text:p>3013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5" calcext:value-type="float">
            <text:p>3013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6" calcext:value-type="float">
            <text:p>3013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7" calcext:value-type="float">
            <text:p>3013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8" calcext:value-type="float">
            <text:p>3013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9" calcext:value-type="float">
            <text:p>3013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0" calcext:value-type="float">
            <text:p>3014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1" calcext:value-type="float">
            <text:p>3014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2" calcext:value-type="float">
            <text:p>3014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3" calcext:value-type="float">
            <text:p>3014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4" calcext:value-type="float">
            <text:p>3014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5" calcext:value-type="float">
            <text:p>3014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6" calcext:value-type="float">
            <text:p>3014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47" calcext:value-type="float">
            <text:p>3014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48" calcext:value-type="float">
            <text:p>3014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49" calcext:value-type="float">
            <text:p>3014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0" calcext:value-type="float">
            <text:p>3015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1" calcext:value-type="float">
            <text:p>3015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2" calcext:value-type="float">
            <text:p>3015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3" calcext:value-type="float">
            <text:p>3015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4" calcext:value-type="float">
            <text:p>3015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5" calcext:value-type="float">
            <text:p>3015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6" calcext:value-type="float">
            <text:p>30156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7" calcext:value-type="float">
            <text:p>30157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8" calcext:value-type="float">
            <text:p>30158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9" calcext:value-type="float">
            <text:p>30159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60" calcext:value-type="float">
            <text:p>30160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61" calcext:value-type="float">
            <text:p>30161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2" calcext:value-type="float">
            <text:p>30162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3" calcext:value-type="float">
            <text:p>30163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4" calcext:value-type="float">
            <text:p>30164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5" calcext:value-type="float">
            <text:p>30165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6" calcext:value-type="float">
            <text:p>30166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7" calcext:value-type="float">
            <text:p>30167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8" calcext:value-type="float">
            <text:p>30168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9" calcext:value-type="float">
            <text:p>30169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0" calcext:value-type="float">
            <text:p>30170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1" calcext:value-type="float">
            <text:p>30171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2" calcext:value-type="float">
            <text:p>30172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3" calcext:value-type="float">
            <text:p>30173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4" calcext:value-type="float">
            <text:p>30174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5" calcext:value-type="float">
            <text:p>30175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6" calcext:value-type="float">
            <text:p>30176</text:p>
          </table:table-cell>
          <table:table-cell table:number-columns-repeated="4"/>
        </table:table-row>
        <table:table-row table:style-name="ro1" table:number-rows-repeated="10484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eveque" table:style-name="ta1">
        <table:table-column table:style-name="co1" table:number-columns-repeated="3" table:default-cell-style-name="Default"/>
        <table:table-column table:style-name="co1" table:default-cell-style-name="ce204"/>
        <table:table-column table:style-name="co3" table:default-cell-style-name="Default"/>
        <table:table-column table:style-name="co1" table:default-cell-style-name="Default"/>
        <table:table-column table:style-name="co5" table:number-columns-repeated="2" table:default-cell-style-name="ce206"/>
        <table:table-column table:style-name="co1" table:number-columns-repeated="3" table:default-cell-style-name="Default"/>
        <table:table-column table:style-name="co6" table:default-cell-style-name="ce244"/>
        <table:table-column table:style-name="co1" table:default-cell-style-name="ce244"/>
        <table:table-column table:style-name="co1" table:default-cell-style-name="ce173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AMA_ProjN</text:p>
          </table:table-cell>
          <table:table-cell office:value-type="string" calcext:value-type="string">
            <text:p>AMA_ProjOrder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Deltat_SaveRes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71" office:value-type="float" office:value="0.01" calcext:value-type="float">
            <text:p>0.01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1" calcext:value-type="float">
            <text:p>10001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71" office:value-type="float" office:value="0.0085" calcext:value-type="float">
            <text:p>0.0085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2" calcext:value-type="float">
            <text:p>10002</text:p>
          </table:table-cell>
          <table:table-cell office:value-type="string" calcext:value-type="string">
            <text:p>No AMA</text:p>
          </table:table-cell>
          <table:table-cell table:number-columns-repeated="3"/>
        </table:table-row>
        <table:table-row table:style-name="ro1">
          <table:table-cell table:style-name="ce171" office:value-type="float" office:value="0.0071" calcext:value-type="float">
            <text:p>0.0071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3" calcext:value-type="float">
            <text:p>10003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71" office:value-type="float" office:value="0.0059" calcext:value-type="float">
            <text:p>0.0059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4" calcext:value-type="float">
            <text:p>10004</text:p>
          </table:table-cell>
          <table:table-cell table:number-columns-repeated="4"/>
        </table:table-row>
        <table:table-row table:style-name="ro1">
          <table:table-cell table:style-name="ce171" office:value-type="float" office:value="0.005" calcext:value-type="float">
            <text:p>0.005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5" calcext:value-type="float">
            <text:p>10005</text:p>
          </table:table-cell>
          <table:table-cell table:number-columns-repeated="4"/>
        </table:table-row>
        <table:table-row table:style-name="ro1">
          <table:table-cell table:style-name="ce171" office:value-type="float" office:value="0.01" calcext:value-type="float">
            <text:p>0.01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6" calcext:value-type="float">
            <text:p>10006</text:p>
          </table:table-cell>
          <table:table-cell table:number-columns-repeated="4"/>
        </table:table-row>
        <table:table-row table:style-name="ro1">
          <table:table-cell table:style-name="ce171" office:value-type="float" office:value="0.0085" calcext:value-type="float">
            <text:p>0.0085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7" calcext:value-type="float">
            <text:p>10007</text:p>
          </table:table-cell>
          <table:table-cell table:number-columns-repeated="4"/>
        </table:table-row>
        <table:table-row table:style-name="ro1">
          <table:table-cell table:style-name="ce171" office:value-type="float" office:value="0.0071" calcext:value-type="float">
            <text:p>0.0071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8" calcext:value-type="float">
            <text:p>10008</text:p>
          </table:table-cell>
          <table:table-cell table:number-columns-repeated="4"/>
        </table:table-row>
        <table:table-row table:style-name="ro1">
          <table:table-cell table:style-name="ce171" office:value-type="float" office:value="0.0059" calcext:value-type="float">
            <text:p>0.0059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9" calcext:value-type="float">
            <text:p>10009</text:p>
          </table:table-cell>
          <table:table-cell table:number-columns-repeated="4"/>
        </table:table-row>
        <table:table-row table:style-name="ro1">
          <table:table-cell table:style-name="ce171" office:value-type="float" office:value="0.005" calcext:value-type="float">
            <text:p>0.005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0" calcext:value-type="float">
            <text:p>10010</text:p>
          </table:table-cell>
          <table:table-cell table:number-columns-repeated="4"/>
        </table:table-row>
        <table:table-row table:style-name="ro1">
          <table:table-cell table:style-name="ce171" office:value-type="float" office:value="0.01" calcext:value-type="float">
            <text:p>0.01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1" calcext:value-type="float">
            <text:p>10011</text:p>
          </table:table-cell>
          <table:table-cell table:number-columns-repeated="4"/>
        </table:table-row>
        <table:table-row table:style-name="ro1">
          <table:table-cell table:style-name="ce171" office:value-type="float" office:value="0.0085" calcext:value-type="float">
            <text:p>0.0085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2" calcext:value-type="float">
            <text:p>10012</text:p>
          </table:table-cell>
          <table:table-cell table:number-columns-repeated="4"/>
        </table:table-row>
        <table:table-row table:style-name="ro1">
          <table:table-cell table:style-name="ce171" office:value-type="float" office:value="0.0071" calcext:value-type="float">
            <text:p>0.0071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3" calcext:value-type="float">
            <text:p>10013</text:p>
          </table:table-cell>
          <table:table-cell table:number-columns-repeated="4"/>
        </table:table-row>
        <table:table-row table:style-name="ro1">
          <table:table-cell table:style-name="ce171" office:value-type="float" office:value="0.0059" calcext:value-type="float">
            <text:p>0.0059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4" calcext:value-type="float">
            <text:p>10014</text:p>
          </table:table-cell>
          <table:table-cell table:number-columns-repeated="4"/>
        </table:table-row>
        <table:table-row table:style-name="ro1">
          <table:table-cell table:style-name="ce171" office:value-type="float" office:value="0.005" calcext:value-type="float">
            <text:p>0.005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5" calcext:value-type="float">
            <text:p>10015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6" calcext:value-type="float">
            <text:p>10016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1" calcext:value-type="float">
            <text:p>3.1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7" calcext:value-type="float">
            <text:p>10017</text:p>
          </table:table-cell>
          <table:table-cell office:value-type="string" calcext:value-type="string">
            <text:p>AMA</text:p>
          </table:table-cell>
          <table:table-cell table:number-columns-repeated="3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8" calcext:value-type="float">
            <text:p>10018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1" calcext:value-type="float">
            <text:p>3.1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9" calcext:value-type="float">
            <text:p>10019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0" calcext:value-type="float">
            <text:p>10020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1" calcext:value-type="float">
            <text:p>10021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1" calcext:value-type="float">
            <text:p>3.1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2" calcext:value-type="float">
            <text:p>10022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3" calcext:value-type="float">
            <text:p>10023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1" calcext:value-type="float">
            <text:p>3.1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4" calcext:value-type="float">
            <text:p>10024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5" calcext:value-type="float">
            <text:p>10025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6" calcext:value-type="float">
            <text:p>10026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1" calcext:value-type="float">
            <text:p>3.1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7" calcext:value-type="float">
            <text:p>10027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8" calcext:value-type="float">
            <text:p>10028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1" calcext:value-type="float">
            <text:p>3.1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9" calcext:value-type="float">
            <text:p>10029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30" calcext:value-type="float">
            <text:p>1003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91"/>
          <table:table-cell table:number-columns-repeated="3"/>
          <table:table-cell table:style-name="ce191" table:number-columns-repeated="2"/>
          <table:table-cell table:number-columns-repeated="7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1" calcext:value-type="float">
            <text:p>1003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2" calcext:value-type="float">
            <text:p>1003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3" calcext:value-type="float">
            <text:p>10033</text:p>
          </table:table-cell>
          <table:table-cell office:value-type="string" calcext:value-type="string">
            <text:p>Harder case with delta=1e-3 and TolS=TolT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4" calcext:value-type="float">
            <text:p>10034</text:p>
          </table:table-cell>
          <table:table-cell office:value-type="string" calcext:value-type="string">
            <text:p>Nb of quadrature nodes?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5" calcext:value-type="float">
            <text:p>10035</text:p>
          </table:table-cell>
          <table:table-cell office:value-type="string" calcext:value-type="string">
            <text:p>Efficiency index?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6" calcext:value-type="float">
            <text:p>1003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7" calcext:value-type="float">
            <text:p>1003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8" calcext:value-type="float">
            <text:p>1003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9" calcext:value-type="float">
            <text:p>1003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0" calcext:value-type="float">
            <text:p>1004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1" calcext:value-type="float">
            <text:p>1004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2" calcext:value-type="float">
            <text:p>10042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043" calcext:value-type="float">
            <text:p>1004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4" calcext:value-type="float">
            <text:p>1004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5" calcext:value-type="float">
            <text:p>1004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46" calcext:value-type="float">
            <text:p>1004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7" calcext:value-type="float">
            <text:p>1004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8" calcext:value-type="float">
            <text:p>1004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9" calcext:value-type="float">
            <text:p>1004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0" calcext:value-type="float">
            <text:p>1005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1" calcext:value-type="float">
            <text:p>1005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2" calcext:value-type="float">
            <text:p>1005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3" calcext:value-type="float">
            <text:p>10053</text:p>
          </table:table-cell>
          <table:table-cell table:number-columns-repeated="4"/>
        </table:table-row>
        <table:table-row table:style-name="ro1">
          <table:table-cell table:style-name="ce210" office:value-type="float" office:value="0.01" calcext:value-type="float">
            <text:p>0.01</text:p>
          </table:table-cell>
          <table:table-cell table:style-name="ce210" office:value-type="float" office:value="8" calcext:value-type="float">
            <text:p>8</text:p>
          </table:table-cell>
          <table:table-cell table:style-name="ce213" office:value-type="float" office:value="0.001" calcext:value-type="float">
            <text:p>1.00E-03</text:p>
          </table:table-cell>
          <table:table-cell table:style-name="ce226" office:value-type="float" office:value="1" calcext:value-type="float">
            <text:p>1.0</text:p>
          </table:table-cell>
          <table:table-cell table:style-name="ce210" office:value-type="float" office:value="1" calcext:value-type="float">
            <text:p>1</text:p>
          </table:table-cell>
          <table:table-cell table:style-name="ce213" office:value-type="float" office:value="0.000001" calcext:value-type="float">
            <text:p>1.00E-06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22" calcext:value-type="float">
            <text:p>22</text:p>
          </table:table-cell>
          <table:table-cell table:style-name="ce210" office:value-type="float" office:value="1" calcext:value-type="float">
            <text:p>1</text:p>
          </table:table-cell>
          <table:table-cell table:style-name="ce213" office:value-type="float" office:value="0.000001" calcext:value-type="float">
            <text:p>1.00E-06</text:p>
          </table:table-cell>
          <table:table-cell table:style-name="ce213" office:value-type="float" office:value="0.0001" calcext:value-type="float">
            <text:p>1.00E-04</text:p>
          </table:table-cell>
          <table:table-cell table:style-name="ce251" office:value-type="float" office:value="1.5" calcext:value-type="float">
            <text:p>1.500</text:p>
          </table:table-cell>
          <table:table-cell table:style-name="ce251"/>
          <table:table-cell table:style-name="ce254" office:value-type="float" office:value="10054" calcext:value-type="float">
            <text:p>1005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5" calcext:value-type="float">
            <text:p>1005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6" calcext:value-type="float">
            <text:p>1005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7" calcext:value-type="float">
            <text:p>1005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58" calcext:value-type="float">
            <text:p>1005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9" calcext:value-type="float">
            <text:p>1005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0" calcext:value-type="float">
            <text:p>1006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1" calcext:value-type="float">
            <text:p>1006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2" calcext:value-type="float">
            <text:p>1006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3" calcext:value-type="float">
            <text:p>1006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4" calcext:value-type="float">
            <text:p>1006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5" calcext:value-type="float">
            <text:p>1006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6" calcext:value-type="float">
            <text:p>10066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5" office:value-type="float" office:value="10067" calcext:value-type="float">
            <text:p>1006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8" calcext:value-type="float">
            <text:p>1006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9" calcext:value-type="float">
            <text:p>1006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0" calcext:value-type="float">
            <text:p>1007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71" calcext:value-type="float">
            <text:p>1007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2" calcext:value-type="float">
            <text:p>1007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3" calcext:value-type="float">
            <text:p>1007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4" calcext:value-type="float">
            <text:p>1007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5" calcext:value-type="float">
            <text:p>1007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6" calcext:value-type="float">
            <text:p>1007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7" calcext:value-type="float">
            <text:p>1007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8" calcext:value-type="float">
            <text:p>10078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5" office:value-type="float" office:value="10079" calcext:value-type="float">
            <text:p>1007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0" calcext:value-type="float">
            <text:p>1008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1" calcext:value-type="float">
            <text:p>1008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82" calcext:value-type="float">
            <text:p>1008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3" calcext:value-type="float">
            <text:p>1008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4" calcext:value-type="float">
            <text:p>1008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85" calcext:value-type="float">
            <text:p>1008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6" calcext:value-type="float">
            <text:p>1008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7" calcext:value-type="float">
            <text:p>10087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089" calcext:value-type="float">
            <text:p>10089</text:p>
          </table:table-cell>
          <table:table-cell office:value-type="string" calcext:value-type="string">
            <text:p>With factor AMA_TolS/etaS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0" calcext:value-type="float">
            <text:p>1009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1" calcext:value-type="float">
            <text:p>1009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2" calcext:value-type="float">
            <text:p>1009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3" calcext:value-type="float">
            <text:p>1009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4" calcext:value-type="float">
            <text:p>1009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5" calcext:value-type="float">
            <text:p>1009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6" calcext:value-type="float">
            <text:p>1009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7" calcext:value-type="float">
            <text:p>1009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8" calcext:value-type="float">
            <text:p>1009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9" calcext:value-type="float">
            <text:p>1009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00" calcext:value-type="float">
            <text:p>10100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1" calcext:value-type="float">
            <text:p>1.00E-02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7" office:value-type="float" office:value="10101" calcext:value-type="float">
            <text:p>10101</text:p>
          </table:table-cell>
          <table:table-cell office:value-type="string" calcext:value-type="string">
            <text:p>With TolT=100TolS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2" calcext:value-type="float">
            <text:p>1010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3" calcext:value-type="float">
            <text:p>1010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4" calcext:value-type="float">
            <text:p>1010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1" calcext:value-type="float">
            <text:p>1.00E-02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5" calcext:value-type="float">
            <text:p>1010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6" calcext:value-type="float">
            <text:p>1010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7" calcext:value-type="float">
            <text:p>1010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8" calcext:value-type="float">
            <text:p>1010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1" calcext:value-type="float">
            <text:p>1.00E-02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9" calcext:value-type="float">
            <text:p>1010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10" calcext:value-type="float">
            <text:p>1011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11" calcext:value-type="float">
            <text:p>1011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12" calcext:value-type="float">
            <text:p>10112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113" calcext:value-type="float">
            <text:p>1011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4" calcext:value-type="float">
            <text:p>1011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5" calcext:value-type="float">
            <text:p>1011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8" office:value-type="float" office:value="10116" calcext:value-type="float">
            <text:p>1011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7" calcext:value-type="float">
            <text:p>1011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8" calcext:value-type="float">
            <text:p>1011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9" calcext:value-type="float">
            <text:p>1011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0" calcext:value-type="float">
            <text:p>1012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1" calcext:value-type="float">
            <text:p>1012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2" calcext:value-type="float">
            <text:p>1012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3" calcext:value-type="float">
            <text:p>1012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4" calcext:value-type="float">
            <text:p>10124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125" calcext:value-type="float">
            <text:p>10125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1" calcext:value-type="float">
            <text:p>1.00E-05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26" calcext:value-type="float">
            <text:p>10126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27" calcext:value-type="float">
            <text:p>10127</text:p>
          </table:table-cell>
          <table:table-cell office:value-type="string" calcext:value-type="string">
            <text:p>TolS=1e-5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28" calcext:value-type="float">
            <text:p>1012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29" calcext:value-type="float">
            <text:p>10129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1" calcext:value-type="float">
            <text:p>1.00E-05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30" calcext:value-type="float">
            <text:p>1013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1" calcext:value-type="float">
            <text:p>1013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2" calcext:value-type="float">
            <text:p>1013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3" calcext:value-type="float">
            <text:p>10133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8" calcext:value-type="float">
            <text:p>8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1" calcext:value-type="float">
            <text:p>1.00E-05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2" calcext:value-type="float">
            <text:p>22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34" calcext:value-type="float">
            <text:p>1013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5" calcext:value-type="float">
            <text:p>1013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9" office:value-type="float" office:value="10136" calcext:value-type="float">
            <text:p>1013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9" office:value-type="float" office:value="10137" calcext:value-type="float">
            <text:p>10137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38" calcext:value-type="float">
            <text:p>10138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9" calcext:value-type="float">
            <text:p>10139</text:p>
          </table:table-cell>
          <table:table-cell office:value-type="string" calcext:value-type="string">
            <text:p>TolS=3e-6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0" calcext:value-type="float">
            <text:p>1014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1" calcext:value-type="float">
            <text:p>10141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42" calcext:value-type="float">
            <text:p>1014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3" calcext:value-type="float">
            <text:p>1014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4" calcext:value-type="float">
            <text:p>1014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5" calcext:value-type="float">
            <text:p>10145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8" calcext:value-type="float">
            <text:p>8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2" calcext:value-type="float">
            <text:p>22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46" calcext:value-type="float">
            <text:p>1014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7" calcext:value-type="float">
            <text:p>1014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8" calcext:value-type="float">
            <text:p>1014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9" calcext:value-type="float">
            <text:p>10149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6" office:value-type="float" office:value="10150" calcext:value-type="float">
            <text:p>1015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1" calcext:value-type="float">
            <text:p>1015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2" calcext:value-type="float">
            <text:p>1015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4" calcext:value-type="float">
            <text:p>1015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5" calcext:value-type="float">
            <text:p>1015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6" calcext:value-type="float">
            <text:p>1015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7" calcext:value-type="float">
            <text:p>1015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8" calcext:value-type="float">
            <text:p>1015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9" calcext:value-type="float">
            <text:p>1015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60" calcext:value-type="float">
            <text:p>1016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0.02" calcext:value-type="float">
            <text:p>0.020</text:p>
          </table:table-cell>
          <table:table-cell table:style-name="ce248"/>
          <table:table-cell table:style-name="ce253" office:value-type="float" office:value="10162" calcext:value-type="float">
            <text:p>10162</text:p>
          </table:table-cell>
          <table:table-cell office:value-type="string" calcext:value-type="string">
            <text:p>Same than 10157, but saving intermediate results</text:p>
          </table:table-cell>
          <table:table-cell table:number-columns-repeated="3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001" calcext:value-type="float">
            <text:p>1.00E-06</text:p>
          </table:table-cell>
          <table:table-cell table:style-name="ce248" office:value-type="float" office:value="0.333" calcext:value-type="float">
            <text:p>0.333</text:p>
          </table:table-cell>
          <table:table-cell table:style-name="ce248"/>
          <table:table-cell table:style-name="ce256" office:value-type="float" office:value="10163" calcext:value-type="float">
            <text:p>1016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64" calcext:value-type="float">
            <text:p>1016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8" office:value-type="float" office:value="10165" calcext:value-type="float">
            <text:p>1016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66" calcext:value-type="float">
            <text:p>1016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67" calcext:value-type="float">
            <text:p>1016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8"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71" calcext:value-type="float">
            <text:p>1017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8" office:value-type="float" office:value="10172" calcext:value-type="float">
            <text:p>10172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8" office:value-type="float" office:value="0.1" calcext:value-type="float">
            <text:p>0.100</text:p>
          </table:table-cell>
          <table:table-cell table:style-name="ce248"/>
          <table:table-cell table:style-name="ce256" office:value-type="float" office:value="10173" calcext:value-type="float">
            <text:p>1017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4" calcext:value-type="float">
            <text:p>1017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5" calcext:value-type="float">
            <text:p>1017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6" calcext:value-type="float">
            <text:p>1017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7" calcext:value-type="float">
            <text:p>10177</text:p>
          </table:table-cell>
          <table:table-cell office:value-type="string" calcext:value-type="string">
            <text:p>same than 10168</text:p>
          </table:table-cell>
          <table:table-cell table:number-columns-repeated="3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8" office:value-type="float" office:value="0.1" calcext:value-type="float">
            <text:p>0.100</text:p>
          </table:table-cell>
          <table:table-cell table:style-name="ce248"/>
          <table:table-cell table:style-name="ce253" office:value-type="float" office:value="10178" calcext:value-type="float">
            <text:p>1017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0" calcext:value-type="float">
            <text:p>1018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1" calcext:value-type="float">
            <text:p>10181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8" calcext:value-type="float">
            <text:p>8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2" calcext:value-type="float">
            <text:p>22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8" office:value-type="float" office:value="0.1" calcext:value-type="float">
            <text:p>0.100</text:p>
          </table:table-cell>
          <table:table-cell table:style-name="ce248"/>
          <table:table-cell table:style-name="ce253" office:value-type="float" office:value="10182" calcext:value-type="float">
            <text:p>1018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4" calcext:value-type="float">
            <text:p>1018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60" office:value-type="float" office:value="10185" calcext:value-type="float">
            <text:p>1018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52" office:value-type="float" office:value="0.1" calcext:value-type="float">
            <text:p>0.10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186" calcext:value-type="float">
            <text:p>10186</text:p>
          </table:table-cell>
          <table:table-cell office:value-type="string" calcext:value-type="string">
            <text:p>pre vs post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87" calcext:value-type="float">
            <text:p>10187</text:p>
          </table:table-cell>
          <table:table-cell office:value-type="string" calcext:value-type="string">
            <text:p>pre vs nonoptimized CP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88" calcext:value-type="float">
            <text:p>1018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52" office:value-type="float" office:value="0.1" calcext:value-type="float">
            <text:p>0.100</text:p>
          </table:table-cell>
          <table:table-cell table:style-name="ce242" office:value-type="float" office:value="1" calcext:value-type="float">
            <text:p>1</text:p>
          </table:table-cell>
          <table:table-cell table:style-name="ce256"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52" office:value-type="float" office:value="0.005" calcext:value-type="float">
            <text:p>0.005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192" calcext:value-type="float">
            <text:p>10192</text:p>
          </table:table-cell>
          <table:table-cell office:value-type="string" calcext:value-type="string">
            <text:p>pre vs dolejsi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52" office:value-type="float" office:value="0.005" calcext:value-type="float">
            <text:p>0.005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242" office:value-type="float" office:value="1" calcext:value-type="float">
            <text:p>1</text:p>
          </table:table-cell>
          <table:table-cell table:style-name="ce256"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52" office:value-type="float" office:value="0.005" calcext:value-type="float">
            <text:p>0.005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96" calcext:value-type="float">
            <text:p>1019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7" calcext:value-type="float">
            <text:p>1019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8" calcext:value-type="float">
            <text:p>10198</text:p>
          </table:table-cell>
          <table:table-cell office:value-type="string" calcext:value-type="string">
            <text:p>dolejsi, no metric intersection</text:p>
          </table:table-cell>
          <table:table-cell table:number-columns-repeated="3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242" office:value-type="float" office:value="1" calcext:value-type="float">
            <text:p>1</text:p>
          </table:table-cell>
          <table:table-cell table:style-name="ce256" office:value-type="float" office:value="10199" calcext:value-type="float">
            <text:p>1019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200" calcext:value-type="float">
            <text:p>1020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1" calcext:value-type="float">
            <text:p>10201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2" calcext:value-type="float">
            <text:p>10202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3" calcext:value-type="float">
            <text:p>10203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4" calcext:value-type="float">
            <text:p>1020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5" calcext:value-type="float">
            <text:p>10205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6" calcext:value-type="float">
            <text:p>10206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7" calcext:value-type="float">
            <text:p>10207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8" calcext:value-type="float">
            <text:p>1020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9" calcext:value-type="float">
            <text:p>10209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0" calcext:value-type="float">
            <text:p>10210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1" calcext:value-type="float">
            <text:p>10211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2" calcext:value-type="float">
            <text:p>10212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3" calcext:value-type="float">
            <text:p>10213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4" calcext:value-type="float">
            <text:p>1021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5" calcext:value-type="float">
            <text:p>10215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6" calcext:value-type="float">
            <text:p>10216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7" calcext:value-type="float">
            <text:p>10217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8" calcext:value-type="float">
            <text:p>1021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9" calcext:value-type="float">
            <text:p>10219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0" calcext:value-type="float">
            <text:p>10220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1" calcext:value-type="float">
            <text:p>10221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2" calcext:value-type="float">
            <text:p>10222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3" calcext:value-type="float">
            <text:p>10223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4" calcext:value-type="float">
            <text:p>1022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5" calcext:value-type="float">
            <text:p>10225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6" calcext:value-type="float">
            <text:p>10226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7" calcext:value-type="float">
            <text:p>10227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8" calcext:value-type="float">
            <text:p>1022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9" calcext:value-type="float">
            <text:p>10229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30" calcext:value-type="float">
            <text:p>10230</text:p>
          </table:table-cell>
          <table:table-cell table:number-columns-repeated="4"/>
        </table:table-row>
        <table:table-row table:style-name="ro1" table:number-rows-repeated="104834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KPP" table:style-name="ta1">
        <table:table-column table:style-name="co1" table:number-columns-repeated="7" table:default-cell-style-name="Default"/>
        <table:table-column table:style-name="co1" table:default-cell-style-name="ce173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1" calcext:value-type="float">
            <text:p>40001</text:p>
          </table:table-cell>
          <table:table-cell office:value-type="string" calcext:value-type="string">
            <text:p>AMA_SizeOrder=5, AMA_AnisoOrder=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2" calcext:value-type="float">
            <text:p>4000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3" calcext:value-type="float">
            <text:p>40003</text:p>
          </table:table-cell>
          <table:table-cell office:value-type="string" calcext:value-type="string">
            <text:p>AMA_SizeOrder=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4" calcext:value-type="float">
            <text:p>4000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5" calcext:value-type="float">
            <text:p>40005</text:p>
          </table:table-cell>
          <table:table-cell office:value-type="string" calcext:value-type="string">
            <text:p>AMA_SizeOrder=5, 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6" calcext:value-type="float">
            <text:p>4000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7" calcext:value-type="float">
            <text:p>40007</text:p>
          </table:table-cell>
          <table:table-cell office:value-type="string" calcext:value-type="string">
            <text:p>Same as in article, CFL ok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8" calcext:value-type="float">
            <text:p>4000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9" calcext:value-type="float">
            <text:p>40009</text:p>
          </table:table-cell>
          <table:table-cell office:value-type="string" calcext:value-type="string">
            <text:p>40008 with intermediate result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0" calcext:value-type="float">
            <text:p>40010</text:p>
          </table:table-cell>
          <table:table-cell office:value-type="string" calcext:value-type="string">
            <text:p>40008 with AMA_rDeltat=0.5, only until t=0.0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1" calcext:value-type="float">
            <text:p>40011</text:p>
          </table:table-cell>
          <table:table-cell office:value-type="string" calcext:value-type="string">
            <text:p>40008 with AMA_rDeltat=0.3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2" calcext:value-type="float">
            <text:p>40012</text:p>
          </table:table-cell>
          <table:table-cell office:value-type="string" calcext:value-type="string">
            <text:p>40008 with dynamic AMA_rDeltat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3" calcext:value-type="float">
            <text:p>40013</text:p>
          </table:table-cell>
          <table:table-cell table:style-name="ce208" office:value-type="string" calcext:value-type="string">
            <text:p>correct error estimator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4" calcext:value-type="float">
            <text:p>40014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5" calcext:value-type="float">
            <text:p>40015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6" calcext:value-type="float">
            <text:p>4001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17" calcext:value-type="float">
            <text:p>40017</text:p>
          </table:table-cell>
          <table:table-cell office:value-type="string" calcext:value-type="string">
            <text:p>Fin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18" calcext:value-type="float">
            <text:p>4001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19" calcext:value-type="float">
            <text:p>40019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20" calcext:value-type="float">
            <text:p>40020</text:p>
          </table:table-cell>
          <table:table-cell table:style-name="ce208" office:value-type="string" calcext:value-type="string">
            <text:p>Coars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21" calcext:value-type="float">
            <text:p>40021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22" calcext:value-type="float">
            <text:p>40022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3" calcext:value-type="float">
            <text:p>40023</text:p>
          </table:table-cell>
          <table:table-cell office:value-type="string" calcext:value-type="string">
            <text:p>Fin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4" calcext:value-type="float">
            <text:p>4002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5" calcext:value-type="float">
            <text:p>4002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6" calcext:value-type="float">
            <text:p>40026</text:p>
          </table:table-cell>
          <table:table-cell office:value-type="string" calcext:value-type="string">
            <text:p>Normal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7" calcext:value-type="float">
            <text:p>40027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8" calcext:value-type="float">
            <text:p>4002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9" calcext:value-type="float">
            <text:p>40029</text:p>
          </table:table-cell>
          <table:table-cell office:value-type="string" calcext:value-type="string">
            <text:p>Coars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30" calcext:value-type="float">
            <text:p>40030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31" calcext:value-type="float">
            <text:p>4003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6" office:value-type="float" office:value="0" calcext:value-type="float">
            <text:p>0</text:p>
          </table:table-cell>
          <table:table-cell table:style-name="ce199" office:value-type="float" office:value="40032" calcext:value-type="float">
            <text:p>40032</text:p>
          </table:table-cell>
          <table:table-cell office:value-type="string" calcext:value-type="string">
            <text:p>Compare pre-adapt vs post-adapt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6" office:value-type="float" office:value="1" calcext:value-type="float">
            <text:p>1</text:p>
          </table:table-cell>
          <table:table-cell table:style-name="ce199" office:value-type="float" office:value="40033" calcext:value-type="float">
            <text:p>40033</text:p>
          </table:table-cell>
          <table:table-cell office:value-type="string" calcext:value-type="string">
            <text:p>pre vs Carpio-Prieto (not optimized) approach,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206" office:value-type="float" office:value="0" calcext:value-type="float">
            <text:p>0</text:p>
          </table:table-cell>
          <table:table-cell table:style-name="ce199" office:value-type="float" office:value="40034" calcext:value-type="float">
            <text:p>4003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35" calcext:value-type="float">
            <text:p>4003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9" office:value-type="float" office:value="40036" calcext:value-type="float">
            <text:p>4003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37" calcext:value-type="float">
            <text:p>4003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206" office:value-type="float" office:value="1" calcext:value-type="float">
            <text:p>1</text:p>
          </table:table-cell>
          <table:table-cell table:style-name="ce199" office:value-type="float" office:value="40038" calcext:value-type="float">
            <text:p>40038</text:p>
          </table:table-cell>
          <table:table-cell office:value-type="string" calcext:value-type="string">
            <text:p>Dolejsi approach, omega_S=0.9*etaS_np1,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39" calcext:value-type="float">
            <text:p>40039</text:p>
          </table:table-cell>
          <table:table-cell office:value-type="string" calcext:value-type="string">
            <text:p>tf=0.1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40" calcext:value-type="float">
            <text:p>4004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206" office:value-type="float" office:value="1" calcext:value-type="float">
            <text:p>1</text:p>
          </table:table-cell>
          <table:table-cell table:style-name="ce199" office:value-type="float" office:value="40041" calcext:value-type="float">
            <text:p>40041</text:p>
          </table:table-cell>
          <table:table-cell office:value-type="string" calcext:value-type="string">
            <text:p>Dolejsi approach, omega_S=0.9*etaS_np1, no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42" calcext:value-type="float">
            <text:p>4004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43" calcext:value-type="float">
            <text:p>40043</text:p>
          </table:table-cell>
          <table:table-cell table:number-columns-repeated="4"/>
        </table:table-row>
        <table:table-row table:style-name="ro1" table:number-rows-repeated="53"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13">
          <table:table-cell table:number-columns-repeated="3"/>
          <table:table-cell table:style-name="ce191" table:number-columns-repeated="4"/>
          <table:table-cell table:number-columns-repeated="5"/>
        </table:table-row>
        <table:table-row table:style-name="ro1" table:number-rows-repeated="104846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Vortex" table:style-name="ta1">
        <table:table-column table:style-name="co1" table:default-cell-style-name="ce262"/>
        <table:table-column table:style-name="co1" table:number-columns-repeated="6" table:default-cell-style-name="Default"/>
        <table:table-column table:style-name="co7" table:default-cell-style-name="ce268"/>
        <table:table-column table:style-name="co1" table:number-columns-repeated="3" table:default-cell-style-name="Default"/>
        <table:table-row table:style-name="ro1">
          <table:table-cell table:style-name="ce261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SpaceAdapt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imeAdapt</text:p>
          </table:table-cell>
          <table:table-cell table:style-name="ce170" office:value-type="string" calcext:value-type="string">
            <text:p>TolT</text:p>
          </table:table-cell>
          <table:table-cell table:style-name="ce170" office:value-type="string" calcext:value-type="string">
            <text:p>Deltat0</text:p>
          </table:table-cell>
          <table:table-cell table:style-name="ce192" office:value-type="string" calcext:value-type="string">
            <text:p>Deltat_SaveRes</text:p>
          </table:table-cell>
          <table:table-cell table:style-name="ce196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1" calcext:value-type="float">
            <text:p>50001</text:p>
          </table:table-cell>
          <table:table-cell office:value-type="string" calcext:value-type="string">
            <text:p>Space Adapta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2" calcext:value-type="float">
            <text:p>500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3" calcext:value-type="float">
            <text:p>500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4" calcext:value-type="float">
            <text:p>500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5" calcext:value-type="float">
            <text:p>500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6" calcext:value-type="float">
            <text:p>500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7" calcext:value-type="float">
            <text:p>500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8" calcext:value-type="float">
            <text:p>500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9" calcext:value-type="float">
            <text:p>500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0" calcext:value-type="float">
            <text:p>500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1" calcext:value-type="float">
            <text:p>500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2" calcext:value-type="float">
            <text:p>500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3" calcext:value-type="float">
            <text:p>500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4" calcext:value-type="float">
            <text:p>500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5" calcext:value-type="float">
            <text:p>50015</text:p>
          </table:table-cell>
          <table:table-cell table:number-columns-repeated="2"/>
        </table:table-row>
        <table:table-row table:style-name="ro1">
          <table:table-cell table:style-name="ce263" office:value-type="float" office:value="0.1" calcext:value-type="float">
            <text:p>0.100</text:p>
          </table:table-cell>
          <table:table-cell table:style-name="ce264" office:value-type="float" office:value="8" calcext:value-type="float">
            <text:p>8</text:p>
          </table:table-cell>
          <table:table-cell table:style-name="ce264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1" calcext:value-type="float">
            <text:p>1.00E-03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/>
          <table:table-cell table:style-name="ce253" office:value-type="float" office:value="50016" calcext:value-type="float">
            <text:p>50016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7" calcext:value-type="float">
            <text:p>5001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8" calcext:value-type="float">
            <text:p>5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9" calcext:value-type="float">
            <text:p>50019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/>
          <table:table-cell table:style-name="ce253" office:value-type="float" office:value="50020" calcext:value-type="float">
            <text:p>50020</text:p>
          </table:table-cell>
          <table:table-cell office:value-type="string" calcext:value-type="string">
            <text:p>AMA_AnisoOrder=2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1" calcext:value-type="float">
            <text:p>500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2" calcext:value-type="float">
            <text:p>500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3" calcext:value-type="float">
            <text:p>5002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4" calcext:value-type="float">
            <text:p>500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5" calcext:value-type="float">
            <text:p>500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6" calcext:value-type="float">
            <text:p>500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7" calcext:value-type="float">
            <text:p>5002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8" calcext:value-type="float">
            <text:p>500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9" calcext:value-type="float">
            <text:p>500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0" calcext:value-type="float">
            <text:p>500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1" calcext:value-type="float">
            <text:p>500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2" calcext:value-type="float">
            <text:p>500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3" calcext:value-type="float">
            <text:p>500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4" calcext:value-type="float">
            <text:p>50034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/>
          <table:table-cell table:style-name="ce199" office:value-type="float" office:value="50035" calcext:value-type="float">
            <text:p>50035</text:p>
          </table:table-cell>
          <table:table-cell office:value-type="string" calcext:value-type="string">
            <text:p>with equidistribution loop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6" calcext:value-type="float">
            <text:p>500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7" calcext:value-type="float">
            <text:p>500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8" calcext:value-type="float">
            <text:p>500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9" calcext:value-type="float">
            <text:p>500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0" calcext:value-type="float">
            <text:p>500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1" calcext:value-type="float">
            <text:p>500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2" calcext:value-type="float">
            <text:p>500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3" calcext:value-type="float">
            <text:p>500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4" calcext:value-type="float">
            <text:p>500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5" calcext:value-type="float">
            <text:p>500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6" calcext:value-type="float">
            <text:p>500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7" calcext:value-type="float">
            <text:p>500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8" calcext:value-type="float">
            <text:p>500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9" calcext:value-type="float">
            <text:p>50049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/>
          <table:table-cell table:style-name="ce199" office:value-type="float" office:value="50050" calcext:value-type="float">
            <text:p>50050</text:p>
          </table:table-cell>
          <table:table-cell office:value-type="string" calcext:value-type="string">
            <text:p>with equidistribution loop only for initial condi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1" calcext:value-type="float">
            <text:p>50051</text:p>
          </table:table-cell>
          <table:table-cell office:value-type="string" calcext:value-type="string">
            <text:p>CFL ok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2" calcext:value-type="float">
            <text:p>500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3" calcext:value-type="float">
            <text:p>500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4" calcext:value-type="float">
            <text:p>500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5" calcext:value-type="float">
            <text:p>500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6" calcext:value-type="float">
            <text:p>500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7" calcext:value-type="float">
            <text:p>500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8" calcext:value-type="float">
            <text:p>500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9" calcext:value-type="float">
            <text:p>500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0" calcext:value-type="float">
            <text:p>500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1" calcext:value-type="float">
            <text:p>5006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2" calcext:value-type="float">
            <text:p>5006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3" calcext:value-type="float">
            <text:p>5006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4" calcext:value-type="float">
            <text:p>50064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5" calcext:value-type="float">
            <text:p>5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001" calcext:value-type="float">
            <text:p>1.00E-08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/>
          <table:table-cell table:style-name="ce270" office:value-type="float" office:value="50065" calcext:value-type="float">
            <text:p>50065</text:p>
          </table:table-cell>
          <table:table-cell office:value-type="string" calcext:value-type="string">
            <text:p>50057 with intermediate results</text:p>
          </table:table-cell>
          <table:table-cell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066" calcext:value-type="float">
            <text:p>50066</text:p>
          </table:table-cell>
          <table:table-cell office:value-type="string" calcext:value-type="string">
            <text:p>Correct error estimator, variable AMA_rDeltat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67" calcext:value-type="float">
            <text:p>500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68" calcext:value-type="float">
            <text:p>5006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69" calcext:value-type="float">
            <text:p>5006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0.2" calcext:value-type="float">
            <text:p>0.2</text:p>
          </table:table-cell>
          <table:table-cell table:style-name="ce256" office:value-type="float" office:value="50070" calcext:value-type="float">
            <text:p>5007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1" calcext:value-type="float">
            <text:p>5007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2" calcext:value-type="float">
            <text:p>500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3" calcext:value-type="float">
            <text:p>5007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4" calcext:value-type="float">
            <text:p>5007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5" calcext:value-type="float">
            <text:p>500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6" calcext:value-type="float">
            <text:p>5007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7" calcext:value-type="float">
            <text:p>50077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5" calcext:value-type="float">
            <text:p>5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3" office:value-type="float" office:value="50078" calcext:value-type="float">
            <text:p>50078</text:p>
          </table:table-cell>
          <table:table-cell office:value-type="string" calcext:value-type="string">
            <text:p>Same as 50070, without intermediate solutions</text:p>
          </table:table-cell>
          <table:table-cell/>
        </table:table-row>
        <table:table-row table:style-name="ro1">
          <table:table-cell table:style-name="ce263" office:value-type="float" office:value="0.1" calcext:value-type="float">
            <text:p>0.100</text:p>
          </table:table-cell>
          <table:table-cell table:style-name="ce264" office:value-type="float" office:value="8" calcext:value-type="float">
            <text:p>8</text:p>
          </table:table-cell>
          <table:table-cell table:style-name="ce264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1" calcext:value-type="float">
            <text:p>1.00E-03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3" office:value-type="float" office:value="50079" calcext:value-type="float">
            <text:p>50079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9" office:value-type="float" office:value="50080" calcext:value-type="float">
            <text:p>5008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9" office:value-type="float" office:value="50081" calcext:value-type="float">
            <text:p>5008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9" office:value-type="float" office:value="50082" calcext:value-type="float">
            <text:p>50082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083" calcext:value-type="float">
            <text:p>50083</text:p>
          </table:table-cell>
          <table:table-cell office:value-type="string" calcext:value-type="string">
            <text:p>L2 proj error estimator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4" calcext:value-type="float">
            <text:p>500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5" calcext:value-type="float">
            <text:p>500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6" calcext:value-type="float">
            <text:p>5008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7" calcext:value-type="float">
            <text:p>5008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8" calcext:value-type="float">
            <text:p>500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9" calcext:value-type="float">
            <text:p>500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0" calcext:value-type="float">
            <text:p>500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1" calcext:value-type="float">
            <text:p>5009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2" calcext:value-type="float">
            <text:p>5009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3" calcext:value-type="float">
            <text:p>5009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4" calcext:value-type="float">
            <text:p>50094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5" calcext:value-type="float">
            <text:p>5.00E-06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001" calcext:value-type="float">
            <text:p>1.00E-08</text:p>
          </table:table-cell>
          <table:table-cell table:style-name="ce266" office:value-type="float" office:value="0.000005" calcext:value-type="float">
            <text:p>5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3" office:value-type="float" office:value="50095" calcext:value-type="float">
            <text:p>50095</text:p>
          </table:table-cell>
          <table:table-cell office:value-type="string" calcext:value-type="string">
            <text:p>to compare CPU times 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096" calcext:value-type="float">
            <text:p>50096</text:p>
          </table:table-cell>
          <table:table-cell office:value-type="string" calcext:value-type="string">
            <text:p>influence of CA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7" calcext:value-type="float">
            <text:p>50097</text:p>
          </table:table-cell>
          <table:table-cell table:style-name="ce272" office:value-type="string" calcext:value-type="string">
            <text:p>CAREFUL!! Manually set tf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8" calcext:value-type="float">
            <text:p>50098</text:p>
          </table:table-cell>
          <table:table-cell table:style-name="ce273" office:value-type="string" calcext:value-type="string">
            <text:p>OK, done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9" calcext:value-type="float">
            <text:p>5009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0" calcext:value-type="float">
            <text:p>501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1" calcext:value-type="float">
            <text:p>501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2" calcext:value-type="float">
            <text:p>501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3" calcext:value-type="float">
            <text:p>501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4" calcext:value-type="float">
            <text:p>501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5" calcext:value-type="float">
            <text:p>501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6" calcext:value-type="float">
            <text:p>501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7" calcext:value-type="float">
            <text:p>5010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108" calcext:value-type="float">
            <text:p>50108</text:p>
          </table:table-cell>
          <table:table-cell office:value-type="string" calcext:value-type="string">
            <text:p>subgrid stabilization</text:p>
          </table:table-cell>
          <table:table-cell table:style-name="ce274" office:value-type="string" calcext:value-type="string">
            <text:p>TolT=0.001TolS</text:p>
          </table:table-cell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9" calcext:value-type="float">
            <text:p>5010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0" calcext:value-type="float">
            <text:p>5011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1" calcext:value-type="float">
            <text:p>5011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2" calcext:value-type="float">
            <text:p>501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3" calcext:value-type="float">
            <text:p>50113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4" calcext:value-type="float">
            <text:p>50114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5" calcext:value-type="float">
            <text:p>50115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6" calcext:value-type="float">
            <text:p>50116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7" calcext:value-type="float">
            <text:p>501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8" calcext:value-type="float">
            <text:p>50118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9" calcext:value-type="float">
            <text:p>5011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0" calcext:value-type="float">
            <text:p>5012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1" calcext:value-type="float">
            <text:p>5012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2" calcext:value-type="float">
            <text:p>50122</text:p>
          </table:table-cell>
          <table:table-cell office:value-type="string" calcext:value-type="string">
            <text:p>finer meshes</text:p>
          </table:table-cell>
          <table:table-cell office:value-type="string" calcext:value-type="string">
            <text:p>TolT=0.01TolS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3" calcext:value-type="float">
            <text:p>50123</text:p>
          </table:table-cell>
          <table:table-cell office:value-type="string" calcext:value-type="string">
            <text:p>2 threads</text:p>
          </table:table-cell>
          <table:table-cell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4" calcext:value-type="float">
            <text:p>50124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5" calcext:value-type="float">
            <text:p>50125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6" calcext:value-type="float">
            <text:p>50126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7" calcext:value-type="float">
            <text:p>50127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71" office:value-type="float" office:value="50128" calcext:value-type="float">
            <text:p>501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129" calcext:value-type="float">
            <text:p>50129</text:p>
          </table:table-cell>
          <table:table-cell office:value-type="string" calcext:value-type="string">
            <text:p>same as 50108:50121 with TolT=0.01TolS</text:p>
          </table:table-cell>
          <table:table-cell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0" calcext:value-type="float">
            <text:p>5013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1" calcext:value-type="float">
            <text:p>5013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2" calcext:value-type="float">
            <text:p>5013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3" calcext:value-type="float">
            <text:p>501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4" calcext:value-type="float">
            <text:p>50134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5" calcext:value-type="float">
            <text:p>50135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6" calcext:value-type="float">
            <text:p>50136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7" calcext:value-type="float">
            <text:p>5013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8" calcext:value-type="float">
            <text:p>501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9" calcext:value-type="float">
            <text:p>50139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40" calcext:value-type="float">
            <text:p>5014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41" calcext:value-type="float">
            <text:p>5014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42" calcext:value-type="float">
            <text:p>50142</text:p>
          </table:table-cell>
          <table:table-cell table:number-columns-repeated="2"/>
        </table:table-row>
        <table:table-row table:style-name="ro1" table:number-rows-repeated="10484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dov" table:style-name="ta1">
        <table:table-column table:style-name="co1" table:default-cell-style-name="ce276"/>
        <table:table-column table:style-name="co1" table:number-columns-repeated="6" table:default-cell-style-name="Default"/>
        <table:table-column table:style-name="co1" table:number-columns-repeated="2" table:default-cell-style-name="ce191"/>
        <table:table-column table:style-name="co1" table:default-cell-style-name="Default"/>
        <table:table-column table:style-name="co1" table:default-cell-style-name="ce173"/>
        <table:table-column table:style-name="co1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nu</text:p>
          </table:table-cell>
          <table:table-cell table:style-name="ce170" office:value-type="string" calcext:value-type="string">
            <text:p>DT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277" office:value-type="string" calcext:value-type="string">
            <text:p>epsilon0</text:p>
          </table:table-cell>
          <table:table-cell table:style-name="ce277" office:value-type="string" calcext:value-type="string">
            <text:p>t_epsilon</text:p>
          </table:table-cell>
          <table:table-cell table:style-name="ce196" office:value-type="string" calcext:value-type="string">
            <text:p>SC</text:p>
          </table:table-cell>
          <table:table-cell table:style-name="ce196"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199" office:value-type="float" office:value="60001" calcext:value-type="float">
            <text:p>6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199" office:value-type="float" office:value="60002" calcext:value-type="float">
            <text:p>60002</text:p>
          </table:table-cell>
          <table:table-cell/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3" calcext:value-type="float">
            <text:p>6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4" calcext:value-type="float">
            <text:p>6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5" calcext:value-type="float">
            <text:p>6000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199" office:value-type="float" office:value="60006" calcext:value-type="float">
            <text:p>60006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7" calcext:value-type="float">
            <text:p>6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/>
          <table:table-cell table:style-name="ce200" office:value-type="float" office:value="60008" calcext:value-type="float">
            <text:p>60008</text:p>
          </table:table-cell>
          <table:table-cell/>
          <table:table-cell office:value-type="string" calcext:value-type="string">
            <text:p>correct eta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9" calcext:value-type="float">
            <text:p>60009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/>
          <table:table-cell table:style-name="ce200" office:value-type="float" office:value="60010" calcext:value-type="float">
            <text:p>60010</text:p>
          </table:table-cell>
          <table:table-cell/>
          <table:table-cell table:style-name="ce279" office:value-type="string" calcext:value-type="string">
            <text:p>AnisoOrder=3 instead of 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11" calcext:value-type="float">
            <text:p>60011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1" calcext:value-type="float">
            <text:p>1.00E-01</text:p>
          </table:table-cell>
          <table:table-cell table:style-name="ce199" office:value-type="float" office:value="60012" calcext:value-type="float">
            <text:p>60012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1" calcext:value-type="float">
            <text:p>1.00E-01</text:p>
          </table:table-cell>
          <table:table-cell table:style-name="ce199" office:value-type="float" office:value="60013" calcext:value-type="float">
            <text:p>6001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00" office:value-type="float" office:value="60014" calcext:value-type="float">
            <text:p>60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_epsilon=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0.1" calcext:value-type="float">
            <text:p>1.00E-01</text:p>
          </table:table-cell>
          <table:table-cell table:style-name="ce200" office:value-type="float" office:value="60015" calcext:value-type="float">
            <text:p>60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_epsilon=0.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00" office:value-type="float" office:value="60016" calcext:value-type="float">
            <text:p>60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e as 60014 with equidistribution loop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7" calcext:value-type="float">
            <text:p>7.00E-02</text:p>
          </table:table-cell>
          <table:table-cell table:style-name="ce199" office:value-type="float" office:value="60017" calcext:value-type="float">
            <text:p>60017</text:p>
          </table:table-cell>
          <table:table-cell/>
          <table:table-cell office:value-type="string" calcext:value-type="string">
            <text:p>6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3" calcext:value-type="float">
            <text:p>3.00E-02</text:p>
          </table:table-cell>
          <table:table-cell table:style-name="ce199" office:value-type="float" office:value="60018" calcext:value-type="float">
            <text:p>60018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99" office:value-type="float" office:value="60019" calcext:value-type="float">
            <text:p>6001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78" office:value-type="float" office:value="60020" calcext:value-type="float">
            <text:p>60020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78" office:value-type="float" office:value="60021" calcext:value-type="float">
            <text:p>6002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78" office:value-type="float" office:value="60022" calcext:value-type="float">
            <text:p>6002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78" office:value-type="float" office:value="60023" calcext:value-type="float">
            <text:p>60023</text:p>
          </table:table-cell>
          <table:table-cell/>
          <table:table-cell office:value-type="string" calcext:value-type="string">
            <text:p>AMA_SizeOrder=FesOrd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78" office:value-type="float" office:value="60024" calcext:value-type="float">
            <text:p>6002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78" office:value-type="float" office:value="60025" calcext:value-type="float">
            <text:p>6002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78" office:value-type="float" office:value="60026" calcext:value-type="float">
            <text:p>60026</text:p>
          </table:table-cell>
          <table:table-cell table:number-columns-repeated="2"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uOsher" table:style-name="ta1">
        <table:table-column table:style-name="co1" table:default-cell-style-name="ce276"/>
        <table:table-column table:style-name="co1" table:number-columns-repeated="10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0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nu</text:p>
          </table:table-cell>
          <table:table-cell table:style-name="ce170" office:value-type="string" calcext:value-type="string">
            <text:p>beta</text:p>
          </table:table-cell>
          <table:table-cell table:style-name="ce170" office:value-type="string" calcext:value-type="string">
            <text:p>DT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1" calcext:value-type="float">
            <text:p>1.00E-03</text:p>
          </table:table-cell>
          <table:table-cell table:style-name="ce191" office:value-type="float" office:value="0.00066666666" calcext:value-type="float">
            <text:p>6.67E-04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70001" calcext:value-type="float">
            <text:p>7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667" calcext:value-type="float">
            <text:p>6.67E-04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70002" calcext:value-type="float">
            <text:p>7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9" office:value-type="float" office:value="70003" calcext:value-type="float">
            <text:p>70003</text:p>
          </table:table-cell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9" office:value-type="float" office:value="70004" calcext:value-type="float">
            <text:p>70004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5" calcext:value-type="float">
            <text:p>7000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6" calcext:value-type="float">
            <text:p>70006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7" calcext:value-type="float">
            <text:p>70007</text:p>
          </table:table-cell>
          <table:table-cell office:value-type="string" calcext:value-type="string">
            <text:p>A posteriori AMA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" calcext:value-type="float">
            <text:p>0.00E+00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8" calcext:value-type="float">
            <text:p>70008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70009" calcext:value-type="float">
            <text:p>70009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0" office:value-type="float" office:value="70010" calcext:value-type="float">
            <text:p>70010</text:p>
          </table:table-cell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9" office:value-type="float" office:value="70011" calcext:value-type="float">
            <text:p>70011</text:p>
          </table:table-cell>
          <table:table-cell office:value-type="string" calcext:value-type="string">
            <text:p>correct etaS, 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80" office:value-type="float" office:value="70012" calcext:value-type="float">
            <text:p>70012</text:p>
          </table:table-cell>
          <table:table-cell office:value-type="string" calcext:value-type="string">
            <text:p>failed. Last nb=38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riplePoint" table:style-name="ta1">
        <table:table-column table:style-name="co1" table:default-cell-style-name="ce276"/>
        <table:table-column table:style-name="co1" table:number-columns-repeated="10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0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196" office:value-type="string" calcext:value-type="string">
            <text:p>Deltat_SaveRes</text:p>
          </table:table-cell>
          <table:table-cell table:style-name="ce196" office:value-type="string" calcext:value-type="string">
            <text:p>PostAdapt</text:p>
          </table:table-cell>
          <table:table-cell table:style-name="ce196" office:value-type="string" calcext:value-type="string">
            <text:p>SC</text:p>
          </table:table-cell>
          <table:table-cell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1" calcext:value-type="float">
            <text:p>8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200" office:value-type="float" office:value="80002" calcext:value-type="float">
            <text:p>80002</text:p>
          </table:table-cell>
          <table:table-cell/>
          <table:table-cell office:value-type="string" calcext:value-type="string">
            <text:p>Repetir 80002 para guardar resultados intermedio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3" calcext:value-type="float">
            <text:p>8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4" calcext:value-type="float">
            <text:p>8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5" calcext:value-type="float">
            <text:p>80005</text:p>
          </table:table-cell>
          <table:table-cell/>
          <table:table-cell office:value-type="string" calcext:value-type="string">
            <text:p>80002 repetido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200" office:value-type="float" office:value="80006" calcext:value-type="float">
            <text:p>80006</text:p>
          </table:table-cell>
          <table:table-cell/>
          <table:table-cell office:value-type="string" calcext:value-type="string">
            <text:p>No se ha ejecutado hasta el final, sólo hasta nb=2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7" calcext:value-type="float">
            <text:p>8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200" office:value-type="float" office:value="80008" calcext:value-type="float">
            <text:p>8000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09" calcext:value-type="float">
            <text:p>80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oid initial peak, AMA_rDeltat=0.5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0" calcext:value-type="float">
            <text:p>800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10" calcext:value-type="float">
            <text:p>10.0</text:p>
          </table:table-cell>
          <table:table-cell table:style-name="ce179"/>
          <table:table-cell table:style-name="ce200" office:value-type="float" office:value="80011" calcext:value-type="float">
            <text:p>80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10" calcext:value-type="float">
            <text:p>10.0</text:p>
          </table:table-cell>
          <table:table-cell table:style-name="ce179"/>
          <table:table-cell table:style-name="ce200" office:value-type="float" office:value="80012" calcext:value-type="float">
            <text:p>80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3" calcext:value-type="float">
            <text:p>80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riable AMA_rDeltat, correct error estimator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4" calcext:value-type="float">
            <text:p>800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199" office:value-type="float" office:value="80015" calcext:value-type="float">
            <text:p>8001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6" calcext:value-type="float">
            <text:p>800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7" calcext:value-type="float">
            <text:p>800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199" office:value-type="float" office:value="80018" calcext:value-type="float">
            <text:p>8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9" calcext:value-type="float">
            <text:p>8001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0" calcext:value-type="float">
            <text:p>80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 AMA_TolS_etaS failed, overwritting with equidistribution loop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0007" calcext:value-type="float">
            <text:p>7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1" calcext:value-type="float">
            <text:p>800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2" calcext:value-type="float">
            <text:p>800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threads=4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3" calcext:value-type="float">
            <text:p>8002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3" office:value-type="float" office:value="0.1" calcext:value-type="float">
            <text:p>0.1</text:p>
          </table:table-cell>
          <table:table-cell table:style-name="ce173"/>
          <table:table-cell table:style-name="ce199" office:value-type="float" office:value="80024" calcext:value-type="float">
            <text:p>80024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6" calcext:value-type="float">
            <text:p>6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3" office:value-type="float" office:value="0.1" calcext:value-type="float">
            <text:p>0.1</text:p>
          </table:table-cell>
          <table:table-cell table:style-name="ce173"/>
          <table:table-cell table:style-name="ce200" office:value-type="float" office:value="80025" calcext:value-type="float">
            <text:p>8002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200" office:value-type="float" office:value="80026" calcext:value-type="float">
            <text:p>8002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6" calcext:value-type="float">
            <text:p>6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3" office:value-type="float" office:value="0.1" calcext:value-type="float">
            <text:p>0.1</text:p>
          </table:table-cell>
          <table:table-cell table:style-name="ce173"/>
          <table:table-cell table:style-name="ce199" office:value-type="float" office:value="80027" calcext:value-type="float">
            <text:p>80027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99" office:value-type="float" office:value="80028" calcext:value-type="float">
            <text:p>80028</text:p>
          </table:table-cell>
          <table:table-cell/>
          <table:table-cell office:value-type="string" calcext:value-type="string">
            <text:p>Algunas oscilacion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200" office:value-type="float" office:value="80029" calcext:value-type="float">
            <text:p>80029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73" office:value-type="float" office:value="80030" calcext:value-type="float">
            <text:p>8003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80031" calcext:value-type="float">
            <text:p>80031</text:p>
          </table:table-cell>
          <table:table-cell/>
          <table:table-cell office:value-type="string" calcext:value-type="string">
            <text:p>tf=0.4??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173" office:value-type="float" office:value="80032" calcext:value-type="float">
            <text:p>80032</text:p>
          </table:table-cell>
          <table:table-cell table:number-columns-repeated="2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table:table-column table:style-name="co1" table:default-cell-style-name="ce276"/>
        <table:table-column table:style-name="co1" table:number-columns-repeated="7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0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90001" calcext:value-type="float">
            <text:p>9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90002" calcext:value-type="float">
            <text:p>9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90003" calcext:value-type="float">
            <text:p>90003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0" office:value-type="float" office:value="90004" calcext:value-type="float">
            <text:p>90004</text:p>
          </table:table-cell>
          <table:table-cell office:value-type="string" calcext:value-type="string">
            <text:p>Movido a heavy, 3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0" office:value-type="float" office:value="90005" calcext:value-type="float">
            <text:p>90005</text:p>
          </table:table-cell>
          <table:table-cell office:value-type="string" calcext:value-type="string">
            <text:p>Movido a heavy, 20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ockFlame" table:style-name="ta1">
        <table:table-column table:style-name="co1" table:default-cell-style-name="Default"/>
        <table:table-column table:style-name="co1" table:number-columns-repeated="4" table:default-cell-style-name="ce204"/>
        <table:table-column table:style-name="co1" table:default-cell-style-name="Default"/>
        <table:table-column table:style-name="co1" table:default-cell-style-name="ce276"/>
        <table:table-column table:style-name="co1" table:number-columns-repeated="2" table:default-cell-style-name="Default"/>
        <table:table-row table:style-name="ro1">
          <table:table-cell table:style-name="ce170" office:value-type="string" calcext:value-type="string">
            <text:p>FesOrder</text:p>
          </table:table-cell>
          <table:table-cell table:style-name="ce176" office:value-type="string" calcext:value-type="string">
            <text:p>tf</text:p>
          </table:table-cell>
          <table:table-cell table:style-name="ce176" office:value-type="string" calcext:value-type="string">
            <text:p>q</text:p>
          </table:table-cell>
          <table:table-cell table:style-name="ce176" office:value-type="string" calcext:value-type="string">
            <text:p>beta</text:p>
          </table:table-cell>
          <table:table-cell table:style-name="ce176" office:value-type="string" calcext:value-type="string">
            <text:p>ML</text:p>
          </table:table-cell>
          <table:table-cell table:style-name="ce170" office:value-type="string" calcext:value-type="string">
            <text:p>epsilon</text:p>
          </table:table-cell>
          <table:table-cell table:style-name="ce275" office:value-type="string" calcext:value-type="string">
            <text:p>Lx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1" calcext:value-type="float">
            <text:p>100001</text:p>
          </table:table-cell>
          <table:table-cell table:style-name="ce279" office:value-type="string" calcext:value-type="string">
            <text:p>REPETIR!! SupersonicOutlet1 no estaba bi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2" calcext:value-type="float">
            <text:p>100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3" calcext:value-type="float">
            <text:p>1000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4" calcext:value-type="float">
            <text:p>1000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5" calcext:value-type="float">
            <text:p>1000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6" calcext:value-type="float">
            <text:p>1000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7" calcext:value-type="float">
            <text:p>1000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8" calcext:value-type="float">
            <text:p>1000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9" calcext:value-type="float">
            <text:p>10000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0" calcext:value-type="float">
            <text:p>100010</text:p>
          </table:table-cell>
          <table:table-cell/>
        </table:table-row>
        <table:table-row table:style-name="ro1">
          <table:table-cell table:number-columns-repeated="5"/>
          <table:table-cell table:style-name="ce191"/>
          <table:table-cell/>
          <table:table-cell table:style-name="ce173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1" calcext:value-type="float">
            <text:p>100011</text:p>
          </table:table-cell>
          <table:table-cell office:value-type="string" calcext:value-type="string">
            <text:p>Correct SupersonicOutlet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2" calcext:value-type="float">
            <text:p>1000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3" calcext:value-type="float">
            <text:p>1000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4" calcext:value-type="float">
            <text:p>1000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5" calcext:value-type="float">
            <text:p>1000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6" calcext:value-type="float">
            <text:p>1000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7" calcext:value-type="float">
            <text:p>1000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8" calcext:value-type="float">
            <text:p>1000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9" calcext:value-type="float">
            <text:p>1000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20" calcext:value-type="float">
            <text:p>10002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1" calcext:value-type="float">
            <text:p>100021</text:p>
          </table:table-cell>
          <table:table-cell office:value-type="string" calcext:value-type="string">
            <text:p>Same as 100012 and 100018 with different doma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99" office:value-type="float" office:value="100022" calcext:value-type="float">
            <text:p>1000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3" calcext:value-type="float">
            <text:p>1000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99" office:value-type="float" office:value="100024" calcext:value-type="float">
            <text:p>100024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5" calcext:value-type="float">
            <text:p>1000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6" calcext:value-type="float">
            <text:p>1000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78" office:value-type="float" office:value="100027" calcext:value-type="float">
            <text:p>100027</text:p>
          </table:table-cell>
          <table:table-cell office:value-type="string" calcext:value-type="string">
            <text:p>17?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0" calcext:value-type="float">
            <text:p>5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78" office:value-type="float" office:value="100028" calcext:value-type="float">
            <text:p>100028</text:p>
          </table:table-cell>
          <table:table-cell/>
        </table:table-row>
        <table:table-row table:style-name="ro1">
          <table:table-cell table:number-columns-repeated="5"/>
          <table:table-cell table:style-name="ce191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9" calcext:value-type="float">
            <text:p>1000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0" calcext:value-type="float">
            <text:p>1000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1" calcext:value-type="float">
            <text:p>1000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2" calcext:value-type="float">
            <text:p>1000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3" calcext:value-type="float">
            <text:p>1000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4" calcext:value-type="float">
            <text:p>1000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5" calcext:value-type="float">
            <text:p>1000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6" calcext:value-type="float">
            <text:p>10003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5" calcext:value-type="float">
            <text:p>5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73" office:value-type="float" office:value="100037" calcext:value-type="float">
            <text:p>1000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10" calcext:value-type="float">
            <text:p>1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73" office:value-type="float" office:value="100038" calcext:value-type="float">
            <text:p>1000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20" calcext:value-type="float">
            <text:p>2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73" office:value-type="float" office:value="100039" calcext:value-type="float">
            <text:p>100039</text:p>
          </table:table-cell>
          <table:table-cell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litonRelaxed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04"/>
        <table:table-column table:style-name="co1" table:default-cell-style-name="ce185"/>
        <table:table-column table:style-name="co1" table:default-cell-style-name="Default"/>
        <table:table-column table:style-name="co1" table:default-cell-style-name="ce162"/>
        <table:table-column table:style-name="co1" table:default-cell-style-name="ce173"/>
        <table:table-column table:style-name="co1" table:default-cell-style-name="Default"/>
        <table:table-column table:style-name="co1" table:default-cell-style-name="ce164"/>
        <table:table-row table:style-name="ro1">
          <table:table-cell table:style-name="ce170" office:value-type="string" calcext:value-type="string">
            <text:p>FesOrder</text:p>
          </table:table-cell>
          <table:table-cell table:style-name="ce176" office:value-type="string" calcext:value-type="string">
            <text:p>tf</text:p>
          </table:table-cell>
          <table:table-cell table:style-name="ce176" office:value-type="string" calcext:value-type="string">
            <text:p>xend</text:p>
          </table:table-cell>
          <table:table-cell table:style-name="ce182" office:value-type="string" calcext:value-type="string">
            <text:p>SolitonId</text:p>
          </table:table-cell>
          <table:table-cell table:style-name="ce170" office:value-type="string" calcext:value-type="string">
            <text:p>TolS</text:p>
          </table:table-cell>
          <table:table-cell table:style-name="ce161" office:value-type="string" calcext:value-type="string">
            <text:p>TolT</text:p>
          </table:table-cell>
          <table:table-cell table:style-name="ce196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99" office:value-type="float" office:value="110000" calcext:value-type="float">
            <text:p>110000</text:p>
          </table:table-cell>
          <table:table-cell table:style-name="ce163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99" office:value-type="float" office:value="110001" calcext:value-type="float">
            <text:p>110001</text:p>
          </table:table-cell>
          <table:table-cell office:value-type="string" calcext:value-type="string">
            <text:p>Space convergence</text:p>
          </table:table-cell>
          <table:table-cell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99" office:value-type="float" office:value="110002" calcext:value-type="float">
            <text:p>110002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99" office:value-type="float" office:value="110003" calcext:value-type="float">
            <text:p>110003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99" office:value-type="float" office:value="110004" calcext:value-type="float">
            <text:p>110004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99" office:value-type="float" office:value="110005" calcext:value-type="float">
            <text:p>110005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99" office:value-type="float" office:value="110006" calcext:value-type="float">
            <text:p>110006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99" office:value-type="float" office:value="110007" calcext:value-type="float">
            <text:p>110007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99" office:value-type="float" office:value="110008" calcext:value-type="float">
            <text:p>110008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99" office:value-type="float" office:value="110009" calcext:value-type="float">
            <text:p>110009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99" office:value-type="float" office:value="110010" calcext:value-type="float">
            <text:p>110010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99" office:value-type="float" office:value="110011" calcext:value-type="float">
            <text:p>110011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99" office:value-type="float" office:value="110012" calcext:value-type="float">
            <text:p>110012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99" office:value-type="float" office:value="110013" calcext:value-type="float">
            <text:p>110013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99" office:value-type="float" office:value="110014" calcext:value-type="float">
            <text:p>110014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9" office:value-type="float" office:value="110015" calcext:value-type="float">
            <text:p>110015</text:p>
          </table:table-cell>
          <table:table-cell office:value-type="string" calcext:value-type="string">
            <text:p>Time convergence</text:p>
          </table:table-cell>
          <table:table-cell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9" office:value-type="float" office:value="110016" calcext:value-type="float">
            <text:p>110016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9" office:value-type="float" office:value="110017" calcext:value-type="float">
            <text:p>110017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9" office:value-type="float" office:value="110018" calcext:value-type="float">
            <text:p>110018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99" office:value-type="float" office:value="110019" calcext:value-type="float">
            <text:p>110019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9" office:value-type="float" office:value="110020" calcext:value-type="float">
            <text:p>110020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9" office:value-type="float" office:value="110021" calcext:value-type="float">
            <text:p>110021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9" office:value-type="float" office:value="110022" calcext:value-type="float">
            <text:p>110022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9" office:value-type="float" office:value="110023" calcext:value-type="float">
            <text:p>110023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99" office:value-type="float" office:value="110024" calcext:value-type="float">
            <text:p>110024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9" office:value-type="float" office:value="110025" calcext:value-type="float">
            <text:p>110025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9" office:value-type="float" office:value="110026" calcext:value-type="float">
            <text:p>110026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0" office:value-type="float" office:value="110027" calcext:value-type="float">
            <text:p>110027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0" office:value-type="float" office:value="110028" calcext:value-type="float">
            <text:p>110028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0" office:value-type="float" office:value="110029" calcext:value-type="float">
            <text:p>11002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91"/>
          <table:table-cell table:number-columns-repeated="4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9" office:value-type="float" office:value="110030" calcext:value-type="float">
            <text:p>110030</text:p>
          </table:table-cell>
          <table:table-cell office:value-type="string" calcext:value-type="string">
            <text:p>IRK - time convergence</text:p>
          </table:table-cell>
          <table:table-cell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9" office:value-type="float" office:value="110031" calcext:value-type="float">
            <text:p>110031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9" office:value-type="float" office:value="110032" calcext:value-type="float">
            <text:p>110032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9" office:value-type="float" office:value="110033" calcext:value-type="float">
            <text:p>110033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99" office:value-type="float" office:value="110034" calcext:value-type="float">
            <text:p>110034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9" office:value-type="float" office:value="110035" calcext:value-type="float">
            <text:p>110035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9" office:value-type="float" office:value="110036" calcext:value-type="float">
            <text:p>110036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9" office:value-type="float" office:value="110037" calcext:value-type="float">
            <text:p>110037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9" office:value-type="float" office:value="110038" calcext:value-type="float">
            <text:p>110038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99" office:value-type="float" office:value="110039" calcext:value-type="float">
            <text:p>110039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99" office:value-type="float" office:value="110040" calcext:value-type="float">
            <text:p>110040</text:p>
          </table:table-cell>
          <table:table-cell office:value-type="string" calcext:value-type="string">
            <text:p>IRK - space convergence</text:p>
          </table:table-cell>
          <table:table-cell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99" office:value-type="float" office:value="110041" calcext:value-type="float">
            <text:p>110041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99" office:value-type="float" office:value="110042" calcext:value-type="float">
            <text:p>110042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99" office:value-type="float" office:value="110043" calcext:value-type="float">
            <text:p>110043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99" office:value-type="float" office:value="110044" calcext:value-type="float">
            <text:p>110044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99" office:value-type="float" office:value="110045" calcext:value-type="float">
            <text:p>110045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99" office:value-type="float" office:value="110046" calcext:value-type="float">
            <text:p>110046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99" office:value-type="float" office:value="110047" calcext:value-type="float">
            <text:p>110047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199" office:value-type="float" office:value="110048" calcext:value-type="float">
            <text:p>110048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199" office:value-type="float" office:value="110049" calcext:value-type="float">
            <text:p>110049</text:p>
          </table:table-cell>
          <table:table-cell table:number-columns-repeated="2"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litonExact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04"/>
        <table:table-column table:style-name="co1" table:default-cell-style-name="ce185"/>
        <table:table-column table:style-name="co1" table:default-cell-style-name="Default"/>
        <table:table-column table:style-name="co1" table:default-cell-style-name="ce162"/>
        <table:table-column table:style-name="co1" table:default-cell-style-name="ce173"/>
        <table:table-column table:style-name="co1" table:default-cell-style-name="Default"/>
        <table:table-column table:style-name="co1" table:default-cell-style-name="ce164"/>
        <table:table-row table:style-name="ro1">
          <table:table-cell table:style-name="ce170" office:value-type="string" calcext:value-type="string">
            <text:p>FesOrder</text:p>
          </table:table-cell>
          <table:table-cell table:style-name="ce176" office:value-type="string" calcext:value-type="string">
            <text:p>tf</text:p>
          </table:table-cell>
          <table:table-cell table:style-name="ce176" office:value-type="string" calcext:value-type="string">
            <text:p>xend</text:p>
          </table:table-cell>
          <table:table-cell table:style-name="ce182" office:value-type="string" calcext:value-type="string">
            <text:p>alpha</text:p>
          </table:table-cell>
          <table:table-cell table:style-name="ce170" office:value-type="string" calcext:value-type="string">
            <text:p>TolS</text:p>
          </table:table-cell>
          <table:table-cell table:style-name="ce161" office:value-type="string" calcext:value-type="string">
            <text:p>TolT</text:p>
          </table:table-cell>
          <table:table-cell table:style-name="ce196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0" calcext:value-type="float">
            <text:p>100.0</text:p>
          </table:table-cell>
          <table:table-cell table:style-name="ce138" office:value-type="float" office:value="365" calcext:value-type="float">
            <text:p>365.0</text:p>
          </table:table-cell>
          <table:table-cell table:style-name="ce157" office:value-type="float" office:value="10" calcext:value-type="float">
            <text:p>10</text:p>
          </table:table-cell>
          <table:table-cell table:number-columns-repeated="2" table:style-name="ce160" office:value-type="float" office:value="0.0001" calcext:value-type="float">
            <text:p>1.00E-04</text:p>
          </table:table-cell>
          <table:table-cell table:style-name="ce278" office:value-type="float" office:value="120000" calcext:value-type="float">
            <text:p>120000</text:p>
          </table:table-cell>
          <table:table-cell table:style-name="ce163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0" calcext:value-type="float">
            <text:p>100.0</text:p>
          </table:table-cell>
          <table:table-cell table:style-name="ce138" office:value-type="float" office:value="365" calcext:value-type="float">
            <text:p>36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278" office:value-type="float" office:value="120001" calcext:value-type="float">
            <text:p>120001</text:p>
          </table:table-cell>
          <table:table-cell office:value-type="string" calcext:value-type="string">
            <text:p>Soliton propagation</text:p>
          </table:table-cell>
          <table:table-cell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0" calcext:value-type="float">
            <text:p>100.0</text:p>
          </table:table-cell>
          <table:table-cell table:style-name="ce138" office:value-type="float" office:value="365" calcext:value-type="float">
            <text:p>365.0</text:p>
          </table:table-cell>
          <table:table-cell table:style-name="ce157" office:value-type="float" office:value="10" calcext:value-type="float">
            <text:p>10</text:p>
          </table:table-cell>
          <table:table-cell table:number-columns-repeated="2" table:style-name="ce160" office:value-type="float" office:value="0.000001" calcext:value-type="float">
            <text:p>1.00E-06</text:p>
          </table:table-cell>
          <table:table-cell table:style-name="ce278" office:value-type="float" office:value="120002" calcext:value-type="float">
            <text:p>120002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0" calcext:value-type="float">
            <text:p>100.0</text:p>
          </table:table-cell>
          <table:table-cell table:style-name="ce138" office:value-type="float" office:value="365" calcext:value-type="float">
            <text:p>365.0</text:p>
          </table:table-cell>
          <table:table-cell table:style-name="ce157" office:value-type="float" office:value="10" calcext:value-type="float">
            <text:p>10</text:p>
          </table:table-cell>
          <table:table-cell table:number-columns-repeated="2" table:style-name="ce160" office:value-type="float" office:value="0.0000001" calcext:value-type="float">
            <text:p>1.00E-07</text:p>
          </table:table-cell>
          <table:table-cell table:style-name="ce278" office:value-type="float" office:value="120003" calcext:value-type="float">
            <text:p>120003</text:p>
          </table:table-cell>
          <table:table-cell table:number-columns-repeated="2"/>
        </table:table-row>
        <table:table-row table:style-name="ro1" table:number-rows-repeated="47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2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3P0"/>
    </number:currency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0">
      <number:number number:decimal-places="3" loext:min-decimal-places="3" number:min-integer-digits="1" number:grouping="true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 style:data-style-name="N2" text:time-value="12:25:49.5172912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1:16:00.576206510</meta:creation-date>
    <dc:date>2025-11-04T12:33:45.419533930</dc:date>
    <meta:editing-duration>P33DT20H43M26S</meta:editing-duration>
    <meta:editing-cycles>537</meta:editing-cycles>
    <meta:generator>LibreOffice/6.4.7.2$Linux_X86_64 LibreOffice_project/40$Build-2</meta:generator>
    <dc:creator>Manuel Colera Rico</dc:creator>
    <meta:document-statistic meta:table-count="13" meta:cell-count="14426" meta:object-count="0"/>
  </office:meta>
</office:document-meta>
</file>